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adornments="Regular" style:font-pitch="variable" style:font-charset="x-symbol"/>
    <style:font-face style:name="Lohit Devanagari1" svg:font-family="'Lohit Devanagari'"/>
    <style:font-face style:name="OpenSymbol" svg:font-family="OpenSymbol"/>
    <style:font-face style:name="Wingdings" svg:font-family="Wingding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New Roman" fo:font-size="20pt" style:font-size-asian="20pt" style:font-name-complex="Times New Roman1" style:font-size-complex="20pt"/>
    </style:style>
    <style:style style:name="P2" style:family="paragraph" style:parent-style-name="Standard">
      <style:paragraph-properties fo:text-align="center" style:justify-single-word="false"/>
      <style:text-properties style:font-name="Times New Roman" fo:font-size="20pt" style:font-size-asian="20pt" style:font-name-complex="Times New Roman1" style:font-size-complex="20pt"/>
    </style:style>
    <style:style style:name="P3" style:family="paragraph" style:parent-style-name="Standard">
      <style:paragraph-properties fo:text-align="start" style:justify-single-word="false"/>
      <style:text-properties style:font-name="Times New Roman" fo:font-size="20pt" fo:font-weight="bold" style:font-size-asian="20pt" style:font-weight-asian="bold" style:font-name-complex="Times New Roman1" style:font-size-complex="20pt"/>
    </style:style>
    <style:style style:name="P4" style:family="paragraph" style:parent-style-name="Standard">
      <style:text-properties style:font-name="Times New Roman" fo:font-size="12pt" style:font-size-asian="12pt" style:font-name-complex="Times New Roman1" style:font-size-complex="12pt"/>
    </style:style>
    <style:style style:name="P5" style:family="paragraph" style:parent-style-name="Standard">
      <style:paragraph-properties fo:text-align="start" style:justify-single-word="false"/>
      <style:text-properties style:font-name="Times New Roman" fo:font-size="12pt" style:font-size-asian="12pt" style:font-name-complex="Times New Roman1" style:font-size-complex="12pt"/>
    </style:style>
    <style:style style:name="P6" style:family="paragraph" style:parent-style-name="Standard">
      <style:text-properties style:font-name="Times New Roman" fo:font-size="12pt" fo:font-weight="bold" style:font-size-asian="12pt" style:font-weight-asian="bold" style:font-name-complex="Times New Roman1" style:font-size-complex="12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margin-left="0.5in" fo:margin-right="0in" fo:text-align="start" style:justify-single-word="false" fo:text-indent="0in" style:auto-text-indent="false"/>
      <style:text-properties fo:font-weight="normal"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Standard">
      <style:paragraph-properties fo:margin-left="-0.0102in" fo:margin-right="0in" fo:text-align="start" style:justify-single-word="false" fo:text-indent="0in" style:auto-text-indent="false">
        <style:tab-stops/>
      </style:paragraph-properties>
    </style:style>
    <style:style style:name="P12" style:family="paragraph" style:parent-style-name="List_20_Paragraph" style:list-style-name="WWNum1">
      <style:paragraph-properties fo:text-align="start" style:justify-single-word="false"/>
      <style:text-properties style:font-name="Times New Roman" fo:font-size="12pt" style:font-size-asian="12pt" style:font-name-complex="Times New Roman1" style:font-size-complex="12pt"/>
    </style:style>
    <style:style style:name="P13" style:family="paragraph" style:parent-style-name="List_20_Paragraph">
      <style:paragraph-properties fo:margin-top="0in" fo:margin-bottom="0in" fo:line-height="100%"/>
      <style:text-properties style:font-name="Times New Roman" style:font-name-complex="Times New Roman1"/>
    </style:style>
    <style:style style:name="P14" style:family="paragraph" style:parent-style-name="List_20_Paragraph" style:list-style-name="WWNum7">
      <style:paragraph-properties fo:margin-top="0in" fo:margin-bottom="0in" fo:line-height="100%"/>
      <style:text-properties style:font-name="Times New Roman" style:font-name-complex="Times New Roman1"/>
    </style:style>
    <style:style style:name="P15" style:family="paragraph" style:parent-style-name="Standard" style:master-page-name="Standard">
      <style:paragraph-properties fo:text-align="center" style:justify-single-word="false" style:page-number="auto"/>
      <style:text-properties style:font-name="Times New Roman" fo:font-size="20pt" style:font-size-asian="20pt" style:font-name-complex="Times New Roman1" style:font-size-complex="20pt"/>
    </style:style>
    <style:style style:name="P16" style:family="paragraph" style:parent-style-name="Standard">
      <style:paragraph-properties fo:text-align="center" style:justify-single-word="false"/>
      <style:text-properties style:font-name="Times New Roman" fo:font-size="20pt" fo:font-weight="bold" style:font-size-asian="20pt" style:font-weight-asian="bold" style:font-name-complex="Times New Roman1" style:font-size-complex="20pt"/>
    </style:style>
    <style:style style:name="P17" style:family="paragraph" style:parent-style-name="Standard">
      <style:paragraph-properties fo:text-align="center" style:justify-single-word="false"/>
      <style:text-properties style:font-name="Times New Roman" fo:font-size="20pt" style:font-size-asian="20pt" style:font-name-complex="Times New Roman1" style:font-size-complex="20pt"/>
    </style:style>
    <style:style style:name="P18" style:family="paragraph" style:parent-style-name="Standard">
      <style:paragraph-properties fo:text-align="center" style:justify-single-word="false"/>
      <style:text-properties style:font-name="Times New Roman" fo:font-size="16pt" style:font-size-asian="16pt" style:font-name-complex="Times New Roman1" style:font-size-complex="16pt"/>
    </style:style>
    <style:style style:name="P19" style:family="paragraph" style:parent-style-name="Standard">
      <style:paragraph-properties fo:text-align="start" style:justify-single-word="false"/>
      <style:text-properties style:font-name="Times New Roman" fo:font-size="12pt" style:font-size-asian="12pt" style:font-name-complex="Times New Roman1" style:font-size-complex="12pt"/>
    </style:style>
    <style:style style:name="P20" style:family="paragraph" style:parent-style-name="Standard">
      <style:paragraph-properties fo:text-align="start"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21"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1" style:font-size-complex="12pt"/>
    </style:style>
    <style:style style:name="P22"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1"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1" style:font-size-complex="12pt"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center" style:justify-single-word="false" fo:break-before="page"/>
      <style:text-properties style:font-name="Times New Roman" fo:font-size="20pt" fo:font-weight="bold" style:font-size-asian="20pt" style:font-weight-asian="bold" style:font-name-complex="Times New Roman1" style:font-size-complex="20pt"/>
    </style:style>
    <style:style style:name="P26" style:family="paragraph" style:parent-style-name="Standard">
      <style:paragraph-properties fo:margin-left="0in" fo:margin-right="0in" fo:text-align="start" style:justify-single-word="false" fo:text-indent="0in" style:auto-text-indent="false"/>
      <style:text-properties style:font-name="Times New Roman" fo:font-size="12pt" fo:font-weight="bold" style:font-size-asian="12pt" style:font-weight-asian="bold" style:font-name-complex="Times New Roman1" style:font-size-complex="12pt"/>
    </style:style>
    <style:style style:name="P27" style:family="paragraph" style:parent-style-name="Standard">
      <style:paragraph-properties fo:margin-left="0in" fo:margin-right="0in" fo:text-align="start" style:justify-single-word="false" fo:text-indent="0in" style:auto-text-indent="false"/>
      <style:text-properties style:font-name="Times New Roman" fo:font-size="12pt" fo:font-weight="bold" style:font-size-asian="12pt" style:font-weight-asian="bold" style:font-name-complex="Times New Roman1" style:font-size-complex="12pt" style:font-weight-complex="bold"/>
    </style:style>
    <style:style style:name="P28" style:family="paragraph" style:parent-style-name="Standard">
      <style:paragraph-properties fo:margin-left="0in" fo:margin-right="0in" fo:text-align="start" style:justify-single-word="false" fo:text-indent="0in" style:auto-text-indent="false"/>
      <style:text-properties style:font-name="Times New Roman" fo:font-size="12pt" fo:font-weight="normal" style:font-size-asian="12pt" style:font-weight-asian="normal" style:font-name-complex="Times New Roman1" style:font-size-complex="12pt" style:font-weight-complex="normal"/>
    </style:style>
    <style:style style:name="P29" style:family="paragraph" style:parent-style-name="Standard">
      <style:paragraph-properties fo:margin-left="0.5in" fo:margin-right="0in" fo:text-align="start" style:justify-single-word="false" fo:text-indent="0in" style:auto-text-indent="false"/>
      <style:text-properties style:font-name="Times New Roman" fo:font-size="12pt" fo:font-weight="normal" style:font-size-asian="12pt" style:font-weight-asian="normal" style:font-name-complex="Times New Roman1" style:font-size-complex="12pt" style:font-weight-complex="normal"/>
    </style:style>
    <style:style style:name="P30" style:family="paragraph" style:parent-style-name="Standard">
      <style:paragraph-properties fo:margin-left="0.5in" fo:margin-right="0in" fo:text-align="start" style:justify-single-word="false" fo:text-indent="0in" style:auto-text-indent="false"/>
      <style:text-properties style:font-name="Times New Roman" fo:font-size="12pt" fo:font-weight="bold" style:font-size-asian="12pt" style:font-weight-asian="bold" style:font-name-complex="Times New Roman1" style:font-size-complex="12pt" style:font-weight-complex="bold"/>
    </style:style>
    <style:style style:name="P31" style:family="paragraph" style:parent-style-name="Standard">
      <style:paragraph-properties fo:margin-left="0.5in" fo:margin-right="0in" fo:text-align="start" style:justify-single-word="false" fo:text-indent="0in" style:auto-text-indent="false"/>
      <style:text-properties fo:font-weight="normal" style:font-weight-asian="normal" style:font-weight-complex="normal"/>
    </style:style>
    <style:style style:name="P32" style:family="paragraph" style:parent-style-name="Standard">
      <style:paragraph-properties fo:margin-left="1in" fo:margin-right="0in" fo:text-align="start" style:justify-single-word="false" fo:text-indent="-0.9508in" style:auto-text-indent="false">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33" style:family="paragraph" style:parent-style-name="Standard">
      <style:paragraph-properties fo:margin-left="1.5in" fo:margin-right="0in" fo:text-align="start" style:justify-single-word="false" fo:text-indent="-0.511in" style:auto-text-indent="false">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34" style:family="paragraph" style:parent-style-name="Standard">
      <style:paragraph-properties fo:margin-left="2.0028in" fo:margin-right="0in" fo:text-align="start" style:justify-single-word="false" fo:text-indent="-2.0134in" style:auto-text-indent="false">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35" style:family="paragraph" style:parent-style-name="Standard">
      <style:paragraph-properties fo:margin-top="0in" fo:margin-bottom="0in" fo:line-height="100%"/>
      <style:text-properties style:font-name="Times New Roman" style:font-name-complex="Times New Roman1"/>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font-weight-complex="normal"/>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Times New Roman" fo:font-size="12pt" fo:font-weight="bold" style:font-size-asian="12pt" style:font-name-complex="Times New Roman1" style:font-size-complex="12pt"/>
    </style:style>
    <style:style style:name="T6" style:family="text">
      <style:text-properties style:font-name="Times New Roman" fo:font-size="12pt" fo:font-weight="normal" style:font-size-asian="12pt" style:font-weight-asian="normal" style:font-name-complex="Times New Roman1" style:font-size-complex="12pt"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
      <text:p text:style-name="P2"/>
      <text:p text:style-name="P2"/>
      <text:p text:style-name="P2"/>
      <text:p text:style-name="P2"/>
      <text:p text:style-name="P2"/>
      <text:p text:style-name="P2"/>
      <text:p text:style-name="P2"/>
      <text:p text:style-name="P16">Click Click Boom</text:p>
      <text:p text:style-name="P2">Phase III</text:p>
      <text:p text:style-name="P2">4/12/12</text:p>
      <text:p text:style-name="P18">Leader: Andrew Zurn</text:p>
      <text:p text:style-name="P18">Preston Hardy</text:p>
      <text:p text:style-name="P18">Wiley Radomski</text:p>
      <text:p text:style-name="P1"/>
      <text:p text:style-name="P25">Comments</text:p>
      <text:p text:style-name="P2"/>
      <text:p text:style-name="P2"/>
      <text:p text:style-name="P2"/>
      <text:p text:style-name="P2"/>
      <text:p text:style-name="P2"/>
      <text:p text:style-name="P2"/>
      <text:p text:style-name="P2"/>
      <text:p text:style-name="P2"/>
      <text:p text:style-name="P2"/>
      <text:p text:style-name="P2"/>
      <text:p text:style-name="P2"/>
      <text:p text:style-name="P16">[This page is intentionally left blank]</text:p>
      <text:p text:style-name="P25">Table of Contents</text:p>
      <text:p text:style-name="P5">Title Page………………………………………………………………………………………….1</text:p>
      <text:p text:style-name="P5">Comments……………………………………………………………………………………........2</text:p>
      <text:p text:style-name="P5">Table of Contents………………………………………………………………………………….3</text:p>
      <text:p text:style-name="P5">Class Descriptions……………………………………………………………………………….4-?</text:p>
      <text:p text:style-name="P5"><text:tab/>Test Package…....…………………………………………………………………….....4-?</text:p>
      <text:p text:style-name="P5"><text:tab/><text:tab/>AdminControllerTest................................................................................................?</text:p>
      <text:p text:style-name="P5"><text:tab/><text:tab/>AdminTest................................................................................................................?</text:p>
      <text:p text:style-name="P7"><text:span text:style-name="T1"><text:tab/><text:tab/>DatabaseControllerTest</text:span><text:bookmark-start text:name="__DdeLink__93_1697820556"/><text:span text:style-name="T1">..............................</text:span><text:bookmark-end text:name="__DdeLink__93_1697820556"/><text:span text:style-name="T1">..............................................................?</text:span></text:p>
      <text:p text:style-name="P5"><text:tab/><text:tab/>FiveRecSchoolsControllerTest.................................................................................?</text:p>
      <text:p text:style-name="P5"><text:tab/><text:tab/>PersonTest................................................................................................................?</text:p>
      <text:p text:style-name="P5"><text:tab/><text:tab/>ProjectTestSuite........................................................................................................?</text:p>
      <text:p text:style-name="P5"><text:tab/><text:tab/>SearchControllerTest................................................................................................?</text:p>
      <text:p text:style-name="P5"><text:tab/><text:tab/>UniversityTest..........................................................................................................?</text:p>
      <text:p text:style-name="P5"><text:tab/><text:tab/>UseCaseTest.............................................................................................................?</text:p>
      <text:p text:style-name="P5"><text:tab/><text:tab/>UserControllerTest...................................................................................................?</text:p>
      <text:p text:style-name="P5"><text:tab/><text:tab/>UserTest....................................................................................................................?</text:p>
      <text:p text:style-name="P5"><text:tab/>Functional Testing Class…………………………………………………………………..?</text:p>
      <text:p text:style-name="P5">Meeting Minutes…………………………………………………………………………………..?</text:p>
      <text:p text:style-name="P5">Task Decomposition………………………………………………………………………………?</text:p>
      <text:p text:style-name="P4"/>
      <text:p text:style-name="P25">Class Descriptions – Source Package</text:p>
      <text:p text:style-name="P16"/>
      <text:p text:style-name="P7"><text:span text:style-name="T2">AdminController</text:span><text:bookmark-start text:name="__DdeLink__97_1697820556"/><text:span text:style-name="T2"> – </text:span><text:bookmark-end text:name="__DdeLink__97_1697820556"/><text:span text:style-name="T6">Class AdminController will be used to serve the basic functions of the administrator for the "Choose My College" software package being constructedin CS230 of the Spring of 2012. The intended purpose of this class is toallow for the modifying of information important to the User and Universityclass also included in the csci230radomskizurnhardy package.</text:span></text:p>
      <text:p text:style-name="P20"/>
      <text:p text:style-name="P26"><text:bookmark-start text:name="__DdeLink__103_1697820556"/>public static void addUniversity(String school, String state, String location, String control, int numberOfStudents, double percentFemales, double SATVerbal, double SATMath,double expenses, double percentFinancialAid, int numberOfApplicants, double percentAdmitted, double percentEnrolled, int academicsScale,</text:p>
      <text:p text:style-name="P26">int socialScale, int qualityOfLifeScale)<text:bookmark-end text:name="__DdeLink__103_1697820556"/></text:p>
      <text:p text:style-name="P29">Objective: Will be used to add a new university to the CMC system.</text:p>
      <text:p text:style-name="P29"><text:span text:style-name="T7">Basic Test</text:span> of addUniversity (Use Case #15). <text:s/>This a rather simple test, as the function </text:p>
      <text:p text:style-name="P29">case diagram merely needs to add the University to the database. <text:s/>To determine if the function </text:p>
      <text:p text:style-name="P29">works properly, we will simple find the university within the list of universities in the database.</text:p>
      <text:p text:style-name="P29"><text:tab/>Input: new University</text:p>
      <text:p text:style-name="P29"><text:tab/>Output: Boolean - true, if school is found after the addUniversity method is <text:tab/>called.</text:p>
      <text:p text:style-name="P20"/>
      <text:p text:style-name="P26">public static void addUniversityEmphasis(String school, String emphasis)</text:p>
      <text:p text:style-name="P29">Objective: Will add an emphasis to a school.</text:p>
      <text:p text:style-name="P29"><text:span text:style-name="T7">Basic Test</text:span> of addUniversityEmphasis method (Use Case 15/16), of class AdminController. <text:s/>Another rather simple test, this will add an emphasis to a given university, and then determine if the emphasis was successfully added to that university.</text:p>
      <text:p text:style-name="P29"><text:tab/>Input: Add Computer Science to RadomskiHardyZurnUniversityTest</text:p>
      <text:p text:style-name="P29"><text:tab/>Output: Boolean - true, if computer science can be found in this school's <text:tab/>emphases.</text:p>
      <text:p text:style-name="P20"/>
      <text:p text:style-name="P26">public static void addUser(String firstName, String lastName, String username,</text:p>
      <text:p text:style-name="P21">String password, char type)</text:p>
      <text:p text:style-name="P21"><text:tab/><text:span text:style-name="T9">Objective: Add a user to the database.</text:span></text:p>
      <text:p text:style-name="P29"><text:span text:style-name="T7">Basic Test</text:span> of the addUser method of Admin Controller. <text:s/>This will add a user to the database, and then run through all the users in the database, and upon finding the added user, set a boolean to <text:s/>true. <text:s/>If it does not find it, the boolean will remain false.</text:p>
      <text:p text:style-name="P29"><text:tab/>Input: new User, username AZurn91</text:p>
      <text:p text:style-name="P29"><text:tab/>Output: Boolean - true, if the user AZurn91 is found within the database.</text:p>
      <text:p text:style-name="P20"/>
      <text:p text:style-name="P21">public static void deactivateUser(int Id)</text:p>
      <text:p text:style-name="P7"><text:span text:style-name="T2"><text:tab/></text:span><text:bookmark-start text:name="__DdeLink__99_1697820556"/><text:span text:style-name="T6">Objective: Will deactivate the user within the CMC system.</text:span><text:bookmark-end text:name="__DdeLink__99_1697820556"/></text:p>
      <text:p text:style-name="P9"><text:span text:style-name="T5">Basic Test</text:span><text:span text:style-name="T1"> of Use Case 14: Deactivate User. <text:s/>The user will be deactivated in the database, and then will be found in the user list stored in the database, and its status will be </text:span><text:soft-page-break/><text:span text:style-name="T1">returned. <text:s/>On a successful changing of its status, a boolean will be set to true. <text:s/>If not, the boolean will be false.</text:span></text:p>
      <text:p text:style-name="P29"><text:tab/>Input: deactivateUser of ID number 2</text:p>
      <text:p text:style-name="P29"><text:tab/>Output: Boolean - true, if status of user with ID number 2 is 'N'</text:p>
      <text:p text:style-name="P21"/>
      <text:p text:style-name="P21">public static void deactivateUser(String username)</text:p>
      <text:p text:style-name="P29">Objective: Will deactivate the user within the CMC system.</text:p>
      <text:p text:style-name="P29"><text:span text:style-name="T7">Basic Test</text:span> of Use Case 14: Deactivate User. <text:s/>The user will be deactivated in the database, and then will be found in the user list stored in the database, and its status will be returned. <text:s/>On a successful changing of its status, a boolean will be set to true. <text:s/>If not, the boolean will be false.</text:p>
      <text:p text:style-name="P29"><text:tab/>Input: deactivateUser of username "AZurn91"</text:p>
      <text:p text:style-name="P29"><text:tab/>Output: Boolean - true, if status of user with username "AZurn91" is 'N'</text:p>
      <text:p text:style-name="P20"/>
      <text:p text:style-name="P26">public static void editUniversity(String school, String state, String location, String control, int numberOfStudents, double percentFemales, double SATVerbal, double SATMath,double expenses, double percentFinancialAid, int numberOfApplicants, double percentAdmitted, double percentEnrolled, int academicsScale,</text:p>
      <text:p text:style-name="P26">int socialScale, int qualityOfLifeScale)</text:p>
      <text:p text:style-name="P10"><text:span text:style-name="T2"><text:tab/></text:span><text:span text:style-name="T6">Objective: Will edit a university within the CMC system.</text:span></text:p>
      <text:p text:style-name="P29"><text:span text:style-name="T7">Basic Test</text:span> of editUniversity method (Use Case #16), of class AdminController. <text:s/>This is a rather simple test, that will edit the university, see if the university still exists within the database, and then determine if the fields that were edit, were indeed edited to the wanted correction. In this case, the STATE, NUMBER OF STUDENTS, EXPENSES, and ACADEMIC SCALE will be altered.</text:p>
      <text:p text:style-name="P29"><text:tab/>Input: School: RadomskiHardyZurnUniversityTest</text:p>
      <text:p text:style-name="P32"><text:tab/><text:tab/>Edit: State: Iowa, Number of Students: 10000, Expenses: 15500.0, <text:tab/>Academics Scale: 3</text:p>
      <text:p text:style-name="P29"><text:tab/>Output: Boolean - true, if the above changes are found to be true.</text:p>
      <text:p text:style-name="P20"/>
      <text:p text:style-name="P21">public static void editUniversityEmphases(String school, ArrayList&lt;String&gt; emphases)</text:p>
      <text:p text:style-name="P29">Objective: Will edit the emphases of a university.</text:p>
      <text:p text:style-name="P29"><text:span text:style-name="T7">Basic Test</text:span>, that will use a list of strings that contain emphases and edit the list stored within a school with them. <text:s/>The school will then be found in the database, and tested to see if its emphases have been altered. <text:s/>If the alteration was successful, a boolean will be set to true; if not, the boolean will be set to false.</text:p>
      <text:p text:style-name="P33">Input: Will edit RadomskiHardyZurnUniversityTest's emphases to include Science, Math, and Computer Science.</text:p>
      <text:p text:style-name="P29"><text:tab/>Output: Boolean - true, if the above changes are found to be true.</text:p>
      <text:p text:style-name="P20"/>
      <text:p text:style-name="P21">public static void editUser(String username, String firstName, String lastName, String password)</text:p>
      <text:p text:style-name="P29">Objective: Will edit a user within the CMC system.</text:p>
      <text:p text:style-name="P29"><text:span text:style-name="T7">Basic Test</text:span>, to see if the first name of a specific user can be changed in the system. If it was changed correctly, a boolean will be set to true, if not, it will be set to false.</text:p>
      <text:p text:style-name="P29"><text:tab/>Input: Edit username: AZurn91 <text:s/>Change firstName: Andy</text:p>
      <text:p text:style-name="P29"><text:soft-page-break/><text:s/><text:tab/>Output: Boolean - true, if the firstName is changed to Andy</text:p>
      <text:p text:style-name="P20"/>
      <text:p text:style-name="P21">public static void editUserByAdmin(String username, String firstName, String lastName, String password, char type, char status)</text:p>
      <text:p text:style-name="P29">Objective: Will edit a user with administrator level access.</text:p>
      <text:p text:style-name="P29"><text:span text:style-name="T7">Basic Test</text:span>, to see if the first name and status of a specific user can be changed in the system. If it was changed correctly, a boolean will be set to true, if not, it will be set to false.</text:p>
      <text:p text:style-name="P29"><text:tab/>Input: Edit username: AZurn91 Changes firstName: Andrew, status: 'N'</text:p>
      <text:p text:style-name="P29"><text:tab/>Output: Boolean - true, if firstName is changed to Andrew, and status is changed <text:tab/>to 'N'</text:p>
      <text:p text:style-name="P20"/>
      <text:p text:style-name="P21">public static ArrayList&lt;String&gt; getAllPossibleEmphases()</text:p>
      <text:p text:style-name="P29">Objective: Will return a list of all possible emphases.</text:p>
      <text:p text:style-name="P29"><text:span text:style-name="T7">Basic Test</text:span> of getAllPossibleEmphases method, of class AdminController.</text:p>
      <text:p text:style-name="P29"><text:tab/>Output: An ArrayList&lt;String&gt; that is not empty. <text:s/>Its first value should be <text:tab/>ACCOUNTING. </text:p>
      <text:p text:style-name="P20"/>
      <text:p text:style-name="P21">public static TreeMap&lt;Integer, ArrayList&lt;String&gt;&gt; getAllSavedSchools()</text:p>
      <text:p text:style-name="P29">Objective: Will return a map of all the users and their associated schools within the CMC system.</text:p>
      <text:p text:style-name="P29"><text:span text:style-name="T7">Basic Test</text:span> of getAllUniversities method, of class AdminController.</text:p>
      <text:p text:style-name="P29"><text:tab/>Output: ArrayList&lt;University&gt; with the entire list of universities within the <text:tab/>database.</text:p>
      <text:p text:style-name="P21"/>
      <text:p text:style-name="P21">public static ArrayList&lt;University&gt; getAllUniversities()</text:p>
      <text:p text:style-name="P29">Objective: Will return a list of all the universities within the CMC system.</text:p>
      <text:p text:style-name="P29"><text:span text:style-name="T7">Basic Test</text:span> of getAllSavedSchools method, of class AdminController.</text:p>
      <text:p text:style-name="P29"><text:tab/>Output: A TreeMap&lt;Integer, ArrayList&lt;String&gt;&gt; that is not empty.</text:p>
      <text:p text:style-name="P21"/>
      <text:p text:style-name="P21">public static TreeMap&lt;String, ArrayList&lt;String&gt;&gt; getAllUniversityNamesWithEmphases()</text:p>
      <text:p text:style-name="P29">Objective: Will return all the universities with a list of all the emphases.</text:p>
      <text:p text:style-name="P29"><text:span text:style-name="T7">Basic Test</text:span> to determine if the database is returning something other than null for the getAllUniversityNamesWithEmphases method. </text:p>
      <text:p text:style-name="P29"><text:tab/>Output: A TreeMap&lt;String, ArrayList&lt;String&gt;&gt; that contains each school and <text:tab/>their emphases.</text:p>
      <text:p text:style-name="P21"/>
      <text:p text:style-name="P21">public static ArrayList&lt;User&gt; getAllUsers()</text:p>
      <text:p text:style-name="P29">Objective: Will return an ArrayList of all users within the CMC system.</text:p>
      <text:p text:style-name="P29"><text:span text:style-name="T7">Basic Test</text:span> to determine if the database is returned something other than a empty array list.</text:p>
      <text:p text:style-name="P29"><text:tab/>Output: An ArrayList&lt;User&gt; of each user found in the database.</text:p>
      <text:p text:style-name="P21"/>
      <text:p text:style-name="P21"/>
      <text:p text:style-name="P21"/>
      <text:p text:style-name="P21"/>
      <text:p text:style-name="P21"><text:soft-page-break/></text:p>
      <text:p text:style-name="P21">public static User getSpecificUser(Integer Id)</text:p>
      <text:p text:style-name="P29">Objective: Will return a specific user within the CMC system.</text:p>
      <text:p text:style-name="P29"><text:span text:style-name="T7">Basic Test</text:span> to see if the database will return a specific user from the user list.</text:p>
      <text:p text:style-name="P29"><text:tab/>Input: ID number 2</text:p>
      <text:p text:style-name="P29"><text:tab/>Output: "juser" has ID number 2</text:p>
      <text:p text:style-name="P21"/>
      <text:p text:style-name="P21">public static User getSpecificUser(String username)</text:p>
      <text:p text:style-name="P9">Objective: Will return a specific user within the CMC system.</text:p>
      <text:p text:style-name="P9"><text:span text:style-name="T7">Basic Test</text:span> to see if the database will return a specific user from the user list.</text:p>
      <text:p text:style-name="P9"><text:tab/>Input: "juser"</text:p>
      <text:p text:style-name="P9"><text:tab/>Output: "juser"</text:p>
      <text:p text:style-name="P8"/>
      <text:p text:style-name="P21">public static boolean login(String username, String givenPassword)</text:p>
      <text:p text:style-name="P29">Objective: Logs on Admin if username and password are correct</text:p>
      <text:p text:style-name="P9"><text:span text:style-name="T4">Black Box Test</text:span><text:span text:style-name="T1"> of the login method.</text:span></text:p>
      <text:p text:style-name="P29"><text:tab/>Case 1: a good password will return a boolean that is true.</text:p>
      <text:p text:style-name="P29"><text:tab/>Case 2: a bad password will return a boolean that is false.</text:p>
      <text:p text:style-name="P29"><text:tab/>Input: 1: AZurn91, password <text:s/>2: AZurn91, PASSWORD</text:p>
      <text:p text:style-name="P29"><text:tab/>Output: 1: success <text:s/>2: failed</text:p>
      <text:p text:style-name="P21"><text:s/>_____________________________________________________________________________</text:p>
      <text:p text:style-name="P21"/>
      <text:p text:style-name="P7"><text:span text:style-name="T2">Admin</text:span><text:span text:style-name="T3"> – </text:span><text:span text:style-name="T6">A class that will be used to represent an administrator within the CMC system.</text:span></text:p>
      <text:p text:style-name="P20"/>
      <text:p text:style-name="P7"><text:span text:style-name="T2"><text:tab/></text:span><text:bookmark-start text:name="__DdeLink__111_1697820556"/><text:span text:style-name="T2">Please reference the Person class to find methods associated with the Admin class.</text:span><text:bookmark-end text:name="__DdeLink__111_1697820556"/></text:p>
      <text:p text:style-name="P7"><text:span text:style-name="T2"><text:tab/></text:span><text:bookmark-start text:name="__DdeLink__1722_1894899887"/><text:span text:style-name="T2">Test for these methods can be found in the AdminTest and UserTest.</text:span><text:bookmark-end text:name="__DdeLink__1722_1894899887"/></text:p>
      <text:p text:style-name="P21"><text:bookmark-start text:name="__DdeLink__101_1697820556"/><text:s/>_____________________________________________________________________________</text:p>
      <text:p text:style-name="P21"/>
      <text:p text:style-name="P7"><text:bookmark-end text:name="__DdeLink__101_1697820556"/><text:span text:style-name="T2">DatabaseController – </text:span><text:span text:style-name="T6">This is the only class that deals directly with the database. Anything requesting or wanting information from the database must go through this class, the DatabaseController. It converts the output from the database into more usable formats such as ArrayLists and TreeMaps.</text:span></text:p>
      <text:p text:style-name="P20"/>
      <text:p text:style-name="P26"><text:bookmark-start text:name="__DdeLink__109_1697820556"/>public static void addUniversity(String school, String state, String location, String control, int numberOfStudents, double percentFemales, double SATVerbal, double SATMath,double expenses, double percentFinancialAid, int numberOfApplicants, double percentAdmitted, double percentEnrolled, int academicsScale,</text:p>
      <text:p text:style-name="P26">int socialScale, int qualityOfLifeScale)<text:bookmark-end text:name="__DdeLink__109_1697820556"/></text:p>
      <text:p text:style-name="P29">Objective:When called, this method tells the database to create a new university record using the information provided in the parameters. Callers of this method must ensure that the school name is unique among all universities, otherwise, an SQLException is thrown by the corresponding <text:s/>method.</text:p>
      <text:p text:style-name="P29"><text:span text:style-name="T7">Basic Test</text:span> of addUniversity. This a rather simple test, as the function case diagram merely needs to add the University to the database. To determine if the function works properly, we will simple find the university within the list of universities in the database. </text:p>
      <text:p text:style-name="P29"><text:tab/>Input: new University </text:p>
      <text:p text:style-name="P29"><text:soft-page-break/><text:tab/>Output: Boolean - true, if school is found after the addUniversity method is <text:tab/>called.</text:p>
      <text:p text:style-name="P28"/>
      <text:p text:style-name="P21">public static void addUniversityEmphasis(String school, String emphasis)</text:p>
      <text:p text:style-name="P29">Objective:When called, this method tells the database to add a new emphasis areaf or the specified school. Nothing happens if an invalid school name is specified or if the specified emphasis already exists for the specified school.</text:p>
      <text:p text:style-name="P29"><text:span text:style-name="T7">Basic Test</text:span> of addUniversityEmphasis method of class DatabaseController. Another rather simple test, this will add an emphasis to a given university, and then determine if the emphasis was successfully added to that university. </text:p>
      <text:p text:style-name="P29"><text:tab/>Input: Add MATH to "ClickClickBoomUniversity1" </text:p>
      <text:p text:style-name="P29"><text:tab/>Output: Boolean - true, if math can be found in this school's emphases.</text:p>
      <text:p text:style-name="P28"/>
      <text:p text:style-name="P21">public static void addUser(String firstName, String lastName, String username, String password, char type)</text:p>
      <text:p text:style-name="P29">Objective: When called, this method tells the database to create a new user record using the information provided in the parameters. The user will be active by default and will be assigned a unique Id equal to one plus the current largest Id among all users in the database. Callers of this method must ensure that the specified username is unique among all users, otherwise, an SQLException is thrown by the database method.</text:p>
      <text:p text:style-name="P29"><text:span text:style-name="T7">Basic Test</text:span> of the addUser method of DatabseController. This will add a user to the database, and then run through all the users in the database, and upon finding the added user, set a boolean to true. If it does not find it, the boolean will remain false. </text:p>
      <text:p text:style-name="P29"><text:tab/>Input: new User, username CCBUsername3 </text:p>
      <text:p text:style-name="P29"><text:tab/>Output: Boolean - true, if the user CCBUsername3 is found within the database.</text:p>
      <text:p text:style-name="P28"/>
      <text:p text:style-name="P21">public static boolean addUserSchool(int id, String school)</text:p>
      <text:p text:style-name="P29">Objective: When called, this method has the database save the specified school to the user's list of saved schools. Nothing happens if an invalid user Id is specified or if the specified school is already in user's list of saved schools.</text:p>
      <text:p text:style-name="P29"><text:span text:style-name="T7">Basic Test</text:span> of the addUserSchool method of DatabseController. This will add a school to a user's saved school list and then check to see if that user has that saved school. If it does not find it, the boolean will remain false.</text:p>
      <text:p text:style-name="P29"><text:tab/>Input: User with ID:2 and school name: "ClickClickBoomUniversity1"</text:p>
      <text:p text:style-name="P29"><text:tab/>Output: Boolean - true, if the user ID:2 has "ClickClickBoomUniversity1"</text:p>
      <text:p text:style-name="P28"/>
      <text:p text:style-name="P21">public static void deactivateUser(int Id)</text:p>
      <text:p text:style-name="P29">Objective: When called, this method has the database change the status of the user, whose Id is specified as a parameter, to inactive. In other words, it sets user status to 'N' instead of 'Y'. Nothing happens if an invalid Id is specified.</text:p>
      <text:p text:style-name="P29"><text:span text:style-name="T7">Basic Test</text:span> deactivateUser(int ID) method of DatabseController. The user will be deactivated in the database, and then will be found in the user list stored in the database, and its status will be returned. On a successful changing of its status, a boolean will be set to true. If not, the boolean will be false.</text:p>
      <text:p text:style-name="P29"><text:tab/>Input: deactivateUser of ID number 1</text:p>
      <text:p text:style-name="P29"><text:tab/>Output: Boolean - true, if status of user with ID number 1 is 'N'</text:p>
      <text:p text:style-name="P21"><text:soft-page-break/>public static void deactivateUser(String username)</text:p>
      <text:p text:style-name="P29">Objective:When called, this method has the database change the status of the user, whose username is specified as a parameter, to inactive. In other words, it sets user status to 'N' instead of 'Y'. Nothing happens if an invalid username is specified.</text:p>
      <text:p text:style-name="P29"><text:span text:style-name="T7">Basic Test</text:span> deactivateUser(String username) method of DatabseController. The user will be deactivated in the database, and then will be found in the user list stored in the database, and its status will be returned. On a successful changing of its status, a boolean will be set to true. If not, the boolean will be false.</text:p>
      <text:p text:style-name="P29"><text:tab/>Input: deactivateUser of username "CCBUsername1"</text:p>
      <text:p text:style-name="P29"><text:tab/>Output: Boolean - true, if status "CCBUsername1" is 'N'</text:p>
      <text:p text:style-name="P28"/>
      <text:p text:style-name="P26">public static void editUniversity<text:bookmark-start text:name="__DdeLink__1696_1894899887"/>(String school, String state, String location, String control, int numberOfStudents, double percentFemales, double SATVerbal, double SATMath,double expenses, double percentFinancialAid, int numberOfApplicants, double percentAdmitted, double percentEnrolled, int academicsScale,</text:p>
      <text:p text:style-name="P26">int socialScale, int qualityOfLifeScale)<text:bookmark-end text:name="__DdeLink__1696_1894899887"/></text:p>
      <text:p text:style-name="P29">Objective: When called, this method has the database update the university record for the university whose name is specified as a parameter, using the information provided in the parameters. This method can update all university fields except for the emphases which are processed separately. Nothing happens if an invalid university name is specified.</text:p>
      <text:p text:style-name="P29"><text:span text:style-name="T7">Basic Test</text:span> of editUniversity method of class DatabaseController. <text:s/>This is a rather simple test, that will edit the university, see if the university still exists within the database, and then determine if the fields that were edited, were indeed edited to the desired correction. In this case the STATE will be altered.</text:p>
      <text:p text:style-name="P29"><text:tab/>Input: School: "ClickClickBoomUniversity1" Edit: State: Iowa</text:p>
      <text:p text:style-name="P29"><text:tab/>Output: Boolean - true, if the above changes are found to be true.</text:p>
      <text:p text:style-name="P28"/>
      <text:p text:style-name="P21">public static void editUniversityEmphases(String school, ArrayList&lt;String&gt; emphases)<text:bookmark-start text:name="__DdeLink__107_1697820556"/></text:p>
      <text:p text:style-name="P9"><text:span text:style-name="T1">Objective:</text:span><text:bookmark-end text:name="__DdeLink__107_1697820556"/><text:span text:style-name="T1"> When called, this method has the database delete all the old emphasis areas for the specified school from the database and replaces them with the ones specified in the ArrayList parameter. Nothing happens if an invalid school name is specified.</text:span></text:p>
      <text:p text:style-name="P9"><text:span text:style-name="T5">Basic Test</text:span><text:span text:style-name="T1"> of editUniversityEmphases method of class DatabaseController. <text:s/>This is a rather simple test, that will edit the university's emphases, see if the emphases were added into the database, <text:s/>and then determine if the fields that were edited, were indeed edited to the desired correction. In this case, SCIENCE is added as an emphases</text:span></text:p>
      <text:p text:style-name="P9"><text:span text:style-name="T1"><text:tab/>Input: School: "ClickClickBoomUniversity1" with emphases SCIENCE</text:span></text:p>
      <text:p text:style-name="P9"><text:span text:style-name="T1"><text:tab/>Output: Boolean - true, if the above changes are found to be true.</text:span></text:p>
      <text:p text:style-name="P28"/>
      <text:p text:style-name="P21">public static void editUser(String username, String firstName, String lastName, String password)</text:p>
      <text:p text:style-name="P29">Objective: When called, this method has the database update the record of the user, whose username is specified as a parameter, using the information provided in the parameters. The user fields that can be modified are: first name, last name and password. This method will not modify the rest of the fields in the user's record. Nothing happens if an invalid username is specified.</text:p>
      <text:p text:style-name="P29"><text:soft-page-break/><text:span text:style-name="T7">Basic Test</text:span> of editUser method of class DatabaseController. <text:s/>This is a rather simple test, that will add and edit a user, get the use from within the database, and then determine if the fields that were edited, were indeed edited to the desired correction.</text:p>
      <text:p text:style-name="P29"><text:tab/>Input: Username: "CCBUsername1" Edit: firstName = <text:tab/><text:tab/><text:tab/>"ClickClickBoomUser1Edit"; lastName = "CCBUser1Edit"; password = <text:tab/>"CCBPasswordEdit";</text:p>
      <text:p text:style-name="P29"><text:tab/>Output: 3 Booleans - true, if the above changes are found to be true.</text:p>
      <text:p text:style-name="P20"/>
      <text:p text:style-name="P22"/>
      <text:p text:style-name="P21">public static void editUserByAdmin(int ID, String firstName, String lastName, String password, char type, char status)</text:p>
      <text:p text:style-name="P29">Objective: When called by an administrator, this method has the database update the record of the user, whose username is specified as a parameter, using the information provided in the parameters. The user fields that can be modified are: first name, last name, password, type, and status. Nothing happens if an invalid username is specified.</text:p>
      <text:p text:style-name="P29"><text:span text:style-name="T7">Basic Test</text:span> of editUserByAdmin_ID method of class DatabaseController. <text:s/>This is a rather simple test, that will add and edit a user, get the use from within the database, and then determine if the fields that were edited, were indeed edited to the desired correction.</text:p>
      <text:p text:style-name="P29"><text:tab/>Input: ID:2 Edit: firstName = "ClickClickBoomUser2Edit"; lastName = <text:tab/>"CCBUser2Edit"; password = "CCBPassword2Edit"; type = 'u';</text:p>
      <text:p text:style-name="P29"><text:tab/>Output: <text:s/>4 Booleans - true, if the above changes are found to be true.</text:p>
      <text:p text:style-name="P20"/>
      <text:p text:style-name="P23">public static void editUserByAdmin(String username, String firstName, String lastName, String password, char type, char status)</text:p>
      <text:p text:style-name="P29">Objective: When called by an administrator, this method has the database update the record of the user, whose username is specified as a parameter, using the information provided in the parameters. The user fields that can be modified are: first name, last name, password, type, and status. Nothing happens if an invalid username is specified.</text:p>
      <text:p text:style-name="P29"><text:span text:style-name="T7">Basic Test</text:span> of editUserByAdmin_USERNAME method of class DatabaseController. <text:s/>This is a rather simple test, that will add and edit a user, get the use from within the database, and then determine if the fields that were edited, were indeed edited to the desired correction.</text:p>
      <text:p text:style-name="P29"><text:tab/>Input: Username: "CCBUsername2"; Edit: firstName = <text:tab/>"ClickClickBoomUser2Edit2"; lastName = "CCBUser2Edit2"; password = <text:tab/>"CCBPassword2Edit2"; type = 'u'; status = 'N'</text:p>
      <text:p text:style-name="P29"><text:tab/>Output: <text:s/>4 Booleans - true, if the above changes are found to be true.</text:p>
      <text:p text:style-name="P29"/>
      <text:p text:style-name="P29"><text:span text:style-name="T7">Basic Test</text:span> of editUserByAdmin_USERNAME method of class DatabaseController. <text:s/>This is a rather simple test, that will add and edit a user, get the use from within the database, and then determine if the fields that were edited, were indeed edited to the desired correction.</text:p>
      <text:p text:style-name="P29"><text:tab/>Input: Username: "CCBUsername2"; Edit: firstName = <text:tab/>"ClickClickBoomUser2Edit2"; lastName = "CCBUser2Edit2";</text:p>
      <text:p text:style-name="P29"><text:tab/>password = "CCBPassword2Edit2"; type = 'u'; status = 'N'</text:p>
      <text:p text:style-name="P29"><text:tab/>Output: <text:s/>4 Booleans - true, if the above changes are found to be true.</text:p>
      <text:p text:style-name="P29"/>
      <text:p text:style-name="P20"><text:soft-page-break/></text:p>
      <text:p text:style-name="P21">public static ArrayList&lt;String&gt; getAllPossibleEmphases()</text:p>
      <text:p text:style-name="P29">Objective: When called, this method returns an ArrayLsit of Strings containing all possible university emphases that occur in the database. Every array row contains a single field storing an occurring emphasis. Duplicate emphases are eliminated.</text:p>
      <text:p text:style-name="P29"><text:span text:style-name="T7">Basic Test</text:span> of getAllPossibleEmphases method of class DatabaseController. <text:s/>This is a rather simple test that will check to see if a few examples are contained within the list of all emphases.</text:p>
      <text:p text:style-name="P29"><text:tab/>Input: MATH and LIBERAL-ARTS</text:p>
      <text:p text:style-name="P29"><text:tab/>Output: <text:s/>2 Booleans - true, if the above emphases are present</text:p>
      <text:p text:style-name="P20"/>
      <text:p text:style-name="P21">public static TreeMap&lt;Integer, ArrayList&lt;String&gt;&gt; getAllSavedSchools()</text:p>
      <text:p text:style-name="P29">Objective: When called, this method returns a TreeMap of Integers and an ArrayList of Strings containing all user Ids along with their saved schools in the database. Users with multiple saved schools will have their schools in an ArrayList corresponding to the Ids. Users with no saved schools will not be included in the TreeMap.</text:p>
      <text:p text:style-name="P29"><text:span text:style-name="T7">Basic Test</text:span> of getAllSavedSchools method of class DatabaseController. <text:s/>This is a rather</text:p>
      <text:p text:style-name="P29"><text:tab/>simple test that will add a school to a user's saved universities. Then it will make sure</text:p>
      <text:p text:style-name="P29"><text:tab/>that school was added.</text:p>
      <text:p text:style-name="P29"><text:tab/>Input: ID:2 and "ClickClickBoomUniversity1"</text:p>
      <text:p text:style-name="P29"><text:tab/>Output: <text:s/>Boolean - true, if the above saved school is present in user ID:2's list</text:p>
      <text:p text:style-name="P20"/>
      <text:p text:style-name="P21">public static ArrayList&lt;University&gt; getAllUniversities()</text:p>
      <text:p text:style-name="P29">Objective: When called, this method returns an ArrayList of Universities containing all universities in the database. Every University is made up of the following fields: School String (must be unique among universities), State String, Location String, Control String, NumberOfStudents int, PercentFemales double (between 0 and 100), SATVerbal double (up to 800), SATMath double (up to 800), Expenses double, PercentFinancialAid double (between 0 and 100), NumberOfApplicants int, PercentAdmitted double (between 0 and 100), PercentEnrolled double (between 0 and 100), AcademicsScale int (between 1 and 5 where is best), SocialScale int (between 1 and 5 where is best), QualityOfLifeScale int (between 1 and 5 where is best). * Please note that some universities have missing field information which have been indicated by the String "-1" for String fields and the number -1 for number fields.</text:p>
      <text:p text:style-name="P29"><text:span text:style-name="T7">Basic Test</text:span> of getAllUniversities method of class DatabaseController. <text:s/>This is a rather simple test that will check to see if the array that gets the universities is not null.</text:p>
      <text:p text:style-name="P29"><text:tab/>Input: ArrayList&lt;University&gt; result = DatabaseController.getAllUniversities();</text:p>
      <text:p text:style-name="P29"><text:tab/>Output: <text:s/>Boolean - true, if the above array is not null</text:p>
      <text:p text:style-name="P20"/>
      <text:p text:style-name="P21">public static TreeMap&lt;String, ArrayList&lt;String&gt;&gt; getAllUniversityNamesWithEmphases()</text:p>
      <text:p text:style-name="P29">Objective: When called, this method returns a TreeMap of Strings and an ArrayList of Strings containing all university names along with their emphases in the database. Universities with multiple emphases will have their names once in the TreeMap and their corresponding ArrayList will contain the different emphasis. Universities with no emphases will not be included in the output.</text:p>
      <text:p text:style-name="P29"><text:soft-page-break/><text:span text:style-name="T7">Basic Test</text:span> of getAllUniversityNamesWithEmphases method of class DatabaseController. <text:s/>This is a rather simple test, that will add to a university's emphases, see if that emphasis was added into the database, and then determine if the fields that were edited, were indeed edited to the desired correction. In this case, MATH is added as an emphases to "ClickClickBoomUniversity1"</text:p>
      <text:p text:style-name="P29"><text:tab/>Input: School: "ClickClickBoomUniversity1" with emphases MATH</text:p>
      <text:p text:style-name="P29"><text:tab/>Output: Boolean - true, if the above changes are found to be true.</text:p>
      <text:p text:style-name="P20"/>
      <text:p text:style-name="P21">public static ArrayList&lt;User&gt; getAllUsers()</text:p>
      <text:p text:style-name="P29">Objective: When called, this method returns an ArrayList of Users containing all users in the database. Every User is made up of the following fields: Id int (a new unique number is assigned for every user), FirstName String, LastName String, Username String (must be unique among users), Password String, Type char (can be either 'a' for administrators or 'u' for regular users), Status char (can be either 'Y' for active accounts or 'N' inactive ones).</text:p>
      <text:p text:style-name="P29"><text:span text:style-name="T7">Basic Test</text:span> of getAllUsers method of class DatabaseController. <text:s/>This is a rather simple test that will check to see if the array that gets the users is not null.</text:p>
      <text:p text:style-name="P29"><text:tab/>Input: ArrayList&lt;User&gt; result = DatabaseController.getAllUsers();</text:p>
      <text:p text:style-name="P29"><text:tab/>Output: <text:s/>Boolean - true, if the above array is not null</text:p>
      <text:p text:style-name="P20"/>
      <text:p text:style-name="P21">public static int getID(String username)</text:p>
      <text:p text:style-name="P29">Objective: When called, this method returns an integer referring to the ID number of the specified User. If the parameter username matches one in the <text:s/>database, it will be returned. Otherwise, a -1 is returned.</text:p>
      <text:p text:style-name="P29"><text:span text:style-name="T7">Basic Test</text:span> of the getID method of DatabseController. This will check to see that the ID number of a know user is fetched correctly,</text:p>
      <text:p text:style-name="P29"><text:tab/>Input: User with username: "nadmin"</text:p>
      <text:p text:style-name="P29"><text:tab/>Output: Boolean - true, if this username returns an ID of 1.</text:p>
      <text:p text:style-name="P20"/>
      <text:p text:style-name="P21">public static User getSpecificUser(int Id)</text:p>
      <text:p text:style-name="P29">Objective: When called, this method returns a User containing the int ID specified as a parameter.</text:p>
      <text:p text:style-name="P29"><text:span text:style-name="T7">Basic Test</text:span> of getSpecificUser_int() method of class DatabaseController. <text:s/>This is a rather simple test, that will edit a user(in case the entries have changed since the creation of this test), get the user from within the database by the ID number, and then determine if the fields that were edited, refer to the edited user.</text:p>
      <text:p text:style-name="P29"><text:tab/>Input: ID:2 Edit: firstName = "ClickClickBoomUser2Edit2"; lastName = <text:tab/>"CCBUser2Edit2"; password = "CCBPassword2Edit2"; type = 'u'; status = 'N'</text:p>
      <text:p text:style-name="P29"><text:tab/>Output: <text:s/>4 Booleans - true, if the above changes are found to be true.</text:p>
      <text:p text:style-name="P20"/>
      <text:p text:style-name="P23">public static User getSpecificUser(String username)</text:p>
      <text:p text:style-name="P29">Objective: When called, this method returns a User containing the User whose Username is specified as a parameter.</text:p>
      <text:p text:style-name="P29"><text:span text:style-name="T7">Basic Test</text:span> of getSpecificUser_String() method of class DatabaseController. <text:s/>This is a rather simple test, that will edit a user(in case the entries have changed since the creation <text:soft-page-break/>of this test), get the user from within the database by the username, and then determine if the fields that were edited, refer to the edited user.</text:p>
      <text:p text:style-name="P29"><text:tab/>Input: "CCBUsername2";</text:p>
      <text:p text:style-name="P29"><text:tab/>Output: <text:s/>4 Booleans - true, if the above changes are found to be true.</text:p>
      <text:p text:style-name="P20"/>
      <text:p text:style-name="P21">public static void removeUserSchool(int Id, String school)</text:p>
      <text:p text:style-name="P29">Objective: When called, this method asks the Database to remove the specified school from the user's list of saved schools. Nothing happens if an invalid user Id is specified or if the specified school is not already in user's list of saved schools</text:p>
      <text:p text:style-name="P29"><text:span text:style-name="T7">Basic Test</text:span> of the removeUserSchool method of DatabseController. This will remove a school from a user's saved school list and then check to see if that user does not have that saved school.</text:p>
      <text:p text:style-name="P29"><text:tab/>Input: User with ID:2 and school name: "ClickClickBoomUniversity1"</text:p>
      <text:p text:style-name="P29"><text:tab/>Output: Boolean - true, if the user ID:2 does not have <text:tab/>"ClickClickBoomUniversity1"</text:p>
      <text:p text:style-name="P21"><text:s/>_____________________________________________________________________________</text:p>
      <text:p text:style-name="P21"/>
      <text:p text:style-name="P11"><text:span text:style-name="T2">FiveRecSchoolsController– </text:span><text:span text:style-name="T6">Will test the methods associated with the Five Rec Schools Controller class.</text:span></text:p>
      <text:p text:style-name="P34"/>
      <text:p text:style-name="P21"><text:bookmark-start text:name="__DdeLink__113_1697820556"/>private void setMinAndMax()</text:p>
      <text:p text:style-name="P29">Objective: Used to set comparative values in the case that the numbers received are null.</text:p>
      <text:p text:style-name="P29"><text:span text:style-name="T8">Testing</text:span> for this case is done with getFiveMatches(), as that method is reliant on this private method to succeed.</text:p>
      <text:p text:style-name="P20"/>
      <text:p text:style-name="P21">private void findDifference()</text:p>
      <text:p text:style-name="P29"><text:bookmark-end text:name="__DdeLink__113_1697820556"/>Objective: Computes the distance each school is from the wanted school, and assigns a value to each of those schools.</text:p>
      <text:p text:style-name="P29"><text:span text:style-name="T8">Testing</text:span> for this case is done with getFiveMatches(), as that method is reliant on this private method to succeed.</text:p>
      <text:p text:style-name="P20"/>
      <text:p text:style-name="P21">private void findFiveClosest()</text:p>
      <text:p text:style-name="P29">Objective: Finds the five closest values to the searched school, and adds their corresponding university to the array list that is to be returned to the user.</text:p>
      <text:p text:style-name="P29"><text:span text:style-name="T8">Testing</text:span> for this case is done with getFiveMatches(), as that method is reliant on this private method to succeed.</text:p>
      <text:p text:style-name="P20"/>
      <text:p text:style-name="P21">public ArrayList&lt;University&gt; getFiveMatches()</text:p>
      <text:p text:style-name="P29">Objective: Returns that five closest schools to the searched school in the form of an array list.</text:p>
      <text:p text:style-name="P29"><text:span text:style-name="T7">Basic Test</text:span> of getFiveMatches method, of class FiveRecSchoolsController. Prior to running this test, 6 very similar schools are added to the database. One of the schools is then fed through the search algorithm and we must assert that the other 5 similar schools are the 5 that are returned.</text:p>
      <text:p text:style-name="P29"><text:tab/>Input: School with name "ClickClickBoomSchool1"</text:p>
      <text:p text:style-name="P29"><text:tab/>Output: the other 5 schools ranging in ClickClickBoomSchool[2-6]</text:p>
      <text:p text:style-name="P29"><text:soft-page-break/><text:tab/>The test fails if any one of them is not found. </text:p>
      <text:p text:style-name="P21"><text:s/>_____________________________________________________________________________</text:p>
      <text:p text:style-name="P21"/>
      <text:p text:style-name="P7"><text:span text:style-name="T2">Person– </text:span><text:span text:style-name="T6">A class that will be extended by Admin and User to hold data values that are similar between the two classes.</text:span></text:p>
      <text:p text:style-name="P20"/>
      <text:p text:style-name="P23"><text:bookmark-start text:name="__DdeLink__115_1697820556"/>public String getFirstName()</text:p>
      <text:p text:style-name="P29">Objective: Will return the first name of the person.</text:p>
      <text:p text:style-name="P30"><text:bookmark-start text:name="__DdeLink__1726_1894899887"/>Testing<text:span text:style-name="T9"> is done within setFirstName(), as it is reliant on returning firstName to succeed.</text:span><text:bookmark-end text:name="__DdeLink__1726_1894899887"/></text:p>
      <text:p text:style-name="P20"/>
      <text:p text:style-name="P23">public void setFirstName(String firstName)</text:p>
      <text:p text:style-name="P29"><text:bookmark-end text:name="__DdeLink__115_1697820556"/>Objective: Will set the first name of the person.</text:p>
      <text:p text:style-name="P29"><text:span text:style-name="T7">Basic Test</text:span> of setFirstName.</text:p>
      <text:p text:style-name="P29"><text:tab/>Input: Andy</text:p>
      <text:p text:style-name="P29"><text:tab/>Output: Andy</text:p>
      <text:p text:style-name="P20"/>
      <text:p text:style-name="P23">public String getLastName()</text:p>
      <text:p text:style-name="P29">Objective: Will return the last name of the person.</text:p>
      <text:p text:style-name="P30">Testing<text:span text:style-name="T9"> is done within setLastName(), as it is reliant on returning lastName to succeed.</text:span></text:p>
      <text:p text:style-name="P20"/>
      <text:p text:style-name="P23">public void setLastName(String lastName)</text:p>
      <text:p text:style-name="P29">Objective: Will set the last name of the person.</text:p>
      <text:p text:style-name="P29"><text:span text:style-name="T7">Basic Test</text:span> of setLastName</text:p>
      <text:p text:style-name="P29"><text:tab/>Input: NotZurn</text:p>
      <text:p text:style-name="P29"><text:tab/>Input: NotZurn</text:p>
      <text:p text:style-name="P20"/>
      <text:p text:style-name="P23">public String getUserName()</text:p>
      <text:p text:style-name="P29">Objective: Will return the first name of the person.</text:p>
      <text:p text:style-name="P30">Testing<text:span text:style-name="T9"> is done within setUserName(), as it is reliant on returning userName to succeed.</text:span></text:p>
      <text:p text:style-name="P20"/>
      <text:p text:style-name="P23">public void setUserName(String userName)</text:p>
      <text:p text:style-name="P29">Objective:Will set the username of the person.</text:p>
      <text:p text:style-name="P29"><text:span text:style-name="T7">Basic Test</text:span> of setUserName</text:p>
      <text:p text:style-name="P29"><text:tab/>Input: Awzurn1991</text:p>
      <text:p text:style-name="P29"><text:tab/>Output: Awzurn1991</text:p>
      <text:p text:style-name="P20"/>
      <text:p text:style-name="P23">public String getPassword()</text:p>
      <text:p text:style-name="P29">Objective: Will return the password of the person.</text:p>
      <text:p text:style-name="P30">Testing<text:span text:style-name="T9"> is done within setPassword(), as it is reliant on returning password to succeed.</text:span></text:p>
      <text:p text:style-name="P20"/>
      <text:p text:style-name="P23">public void setPassword(String password)</text:p>
      <text:p text:style-name="P29">Objective: Will set the password of the person.</text:p>
      <text:p text:style-name="P29"><text:span text:style-name="T7">Basic Test</text:span> of setPassword</text:p>
      <text:p text:style-name="P29"><text:tab/>Input: PASSWORD</text:p>
      <text:p text:style-name="P29"><text:tab/>Output: PASSWORD</text:p>
      <text:p text:style-name="P20"/>
      <text:p text:style-name="P23"><text:soft-page-break/>public char getType()</text:p>
      <text:p text:style-name="P29">Objective: Will return the type of user that the person is.</text:p>
      <text:p text:style-name="P30">Testing<text:span text:style-name="T9"> is done within setType(), as it is reliant on returning type to succeed.</text:span></text:p>
      <text:p text:style-name="P20"/>
      <text:p text:style-name="P23">public void setType(char type)</text:p>
      <text:p text:style-name="P29">Objective: Will set the type of user that the person is.</text:p>
      <text:p text:style-name="P29"><text:span text:style-name="T7">Basic Test</text:span> of setType</text:p>
      <text:p text:style-name="P29"><text:tab/>Input: u</text:p>
      <text:p text:style-name="P29"><text:tab/>Output: u</text:p>
      <text:p text:style-name="P20"/>
      <text:p text:style-name="P23">public char getStatus()</text:p>
      <text:p text:style-name="P29">Objective: Will return the status of user to be associated with the person.</text:p>
      <text:p text:style-name="P30">Testing<text:span text:style-name="T9"> is done within setStatus(), as it is reliant on returning status to succeed.</text:span></text:p>
      <text:p text:style-name="P20"/>
      <text:p text:style-name="P23">public void setStatus(char status)</text:p>
      <text:p text:style-name="P29"><text:bookmark-start text:name="__DdeLink__1728_1894899887"/>Objective:Will set the status of user to be associated with the person.</text:p>
      <text:p text:style-name="P29"><text:span text:style-name="T7">Basic Test</text:span> of setStatus</text:p>
      <text:p text:style-name="P29"><text:tab/>Input: N</text:p>
      <text:p text:style-name="P29"><text:tab/>Output: N</text:p>
      <text:p text:style-name="P20"><text:bookmark-end text:name="__DdeLink__1728_1894899887"/></text:p>
      <text:p text:style-name="P21"><text:s/>_____________________________________________________________________________</text:p>
      <text:p text:style-name="P21"/>
      <text:p text:style-name="P21"/>
      <text:p text:style-name="P21"/>
      <text:p text:style-name="P21"/>
      <text:p text:style-name="P7"><text:span text:style-name="T2">SearchController – </text:span><text:span text:style-name="T6">This class will be used to perform the searching that a user will need to find schools that they are interested in, and also schools that should be recommended for them to consider.</text:span></text:p>
      <text:p text:style-name="P7"><text:span text:style-name="T6"/></text:p>
      <text:p text:style-name="P7"><text:span text:style-name="T4">public static ArrayList&lt;University&gt; search</text:span><text:span text:style-name="T3">(String school, String state, String location, String control, int numberOfStudents, double percentFemales, double SATVerbal, double SATMath,double expenses, double percentFinancialAid, int numberOfApplicants, double percentAdmitted, double percentEnrolled, int academicsScale,</text:span></text:p>
      <text:p text:style-name="P23">int socialScale, int qualityOfLifeScale)</text:p>
      <text:p text:style-name="P29">Objective: <text:s/>This method will call upon other private methods within this class to compile a map of all relevant schools to the user's query and also recommended schools that the user should consider.</text:p>
      <text:p text:style-name="P29">This method is tested by testing its individual parameters, of which hold their own private search methods. <text:s/>Please see below.</text:p>
      <text:p text:style-name="P29"/>
      <text:p text:style-name="P29">Five combination tests are also done; their descriptions are listed below.</text:p>
      <text:p text:style-name="P29"/>
      <text:p text:style-name="P27"><text:bookmark-start text:name="__DdeLink__1698_1894899887"/>public void test_SearchCombo1()<text:bookmark-end text:name="__DdeLink__1698_1894899887"/></text:p>
      <text:p text:style-name="P29"><text:span text:style-name="T7">Black Box Test</text:span> for a combination of search criteria. <text:s/></text:p>
      <text:p text:style-name="P29">Equivalence case: Multiple search entries - State, Number of Students, Percent Females</text:p>
      <text:p text:style-name="P29"><text:soft-page-break/><text:tab/>Input: wantedState - CCBState1, lowWantedNumber - 3999 <text:s/>highWantedNumber <text:tab/>- 4001, lowPercentFemales - 44.9 <text:s/>highPercentFemales - 45.1</text:p>
      <text:p text:style-name="P29"><text:tab/>Output: School in the state of CCBState1, has 4000 students, and 45 percent <text:tab/>females.</text:p>
      <text:p text:style-name="P29"><text:tab/>In this case, school ClickClickBoomSchoolD matches the criteria.</text:p>
      <text:p text:style-name="P29"/>
      <text:p text:style-name="P27">public void test_SearchCombo2()</text:p>
      <text:p text:style-name="P29"><text:span text:style-name="T7">Black Box Test</text:span> for a combination of search criteria. <text:s/></text:p>
      <text:p text:style-name="P29">Equivalence case: Multiple search entries - SAT Math, Number of Applicants, Percent Admitted</text:p>
      <text:p text:style-name="P29"><text:tab/>Input: lowSATMath - 399.0 <text:s/>highSATMath - 401.0, lowNumApplicants - 7999 <text:s/><text:tab/>highNumApplicants – 8001, <text:s/>lowAdmitted - 44.9 <text:s/>highAdmitted - 45.1</text:p>
      <text:p text:style-name="P29"><text:tab/>Output: School in the with SATMath score of 400, 8000 number of applicants, <text:tab/>and 60 percent admitted.</text:p>
      <text:p text:style-name="P29"><text:tab/>In this case, school ClickClickBoomSchoolD matches the criteria.</text:p>
      <text:p text:style-name="P29"/>
      <text:p text:style-name="P27">public void test_SearchCombo3()</text:p>
      <text:p text:style-name="P29"><text:span text:style-name="T7">Black Box Test</text:span> for a combination of search criteria. <text:s/></text:p>
      <text:p text:style-name="P29">Equivalence case: Multiple search entries - State, Location, Control</text:p>
      <text:p text:style-name="P29"><text:tab/>Input: wantedState - CCBState1, wantedLocation - Suburban, wantedControl - <text:tab/>Public</text:p>
      <text:p text:style-name="P29"><text:tab/>Output: There is no school that is located in a Suburban location.</text:p>
      <text:p text:style-name="P29"><text:tab/>Null is returned.</text:p>
      <text:p text:style-name="P29"/>
      <text:p text:style-name="P27">public void test_SearchCombo4()</text:p>
      <text:p text:style-name="P29"><text:span text:style-name="T7">Black Box Test</text:span> for a combination of search criteria. <text:s/></text:p>
      <text:p text:style-name="P29">Equivalence case: Multiple search entries - State and Location</text:p>
      <text:p text:style-name="P29"><text:tab/>Input: wantedState - CCBState1, wantedLocation - Urban</text:p>
      <text:p text:style-name="P29"><text:tab/>Output: School in the state of CCBState1, with an Urban location.</text:p>
      <text:p text:style-name="P29"><text:tab/>In this case, schools ClickClickBoomSchoolD and ClickClickBoomSchoolE <text:tab/>match the criteria.</text:p>
      <text:p text:style-name="P29"/>
      <text:p text:style-name="P27">public void test_SearchCombo5()</text:p>
      <text:p text:style-name="P29"><text:span text:style-name="T7">Black Box Test</text:span> for a combination of search criteria. <text:s/></text:p>
      <text:p text:style-name="P29">Equivalence case: Multiple search entries - Percent Enrolled, Academic, Social and Quality Scale</text:p>
      <text:p text:style-name="P29"><text:tab/>Input: lowEnrolled - 74.9 <text:s/>highEnrolled 75.1, lowAcademicScale - 5 <text:s/><text:tab/>highAcademicScale – 5 lowSocialScale - 3 <text:s/>highSocialScale - 3, lowQualityScale <text:tab/>- 5 <text:s/>highQualityScale - 5</text:p>
      <text:p text:style-name="P29"><text:tab/>Output: School in the with SATMath score of 400, 8000 number of applicants, <text:tab/>and 60 percent admitted.</text:p>
      <text:p text:style-name="P29"><text:tab/>In this case, school ClickClickBoomSchoolA and ClickClickBoomSchoolJ match <text:tab/>the criteria.</text:p>
      <text:p text:style-name="P20"/>
      <text:p text:style-name="P20"/>
      <text:p text:style-name="P20"/>
      <text:p text:style-name="P21"><text:soft-page-break/>private static void searchWantedSchools(String wantedSchool)<text:bookmark-start text:name="__DdeLink__117_1697820556"/><text:bookmark-start text:name="__DdeLink__119_1697820556"/></text:p>
      <text:p text:style-name="P29">Objective: User to keep track of schools that are still eligible in the search for the group of universities that will be returned to the user.</text:p>
      <text:p text:style-name="P29"><text:span text:style-name="T7">Basic Test</text:span> of the search school method. <text:s/>ClickClickBoomSchool A is search, and properly returned.</text:p>
      <text:p text:style-name="P29"><text:tab/>Input: ClickClickBoomSchoolA</text:p>
      <text:p text:style-name="P29"><text:tab/>Output: ClickClickBoomSchoolA</text:p>
      <text:p text:style-name="P20"><text:bookmark-end text:name="__DdeLink__117_1697820556"/><text:bookmark-end text:name="__DdeLink__119_1697820556"/></text:p>
      <text:p text:style-name="P21">private static void searchWantedState(String wantedState)</text:p>
      <text:p text:style-name="P29">Objective: Will search the name of the given school against the list of schools in the database.</text:p>
      <text:p text:style-name="P29"><text:span text:style-name="T7">Basic Test</text:span> of the search state method. <text:s/>The first item in the returned ArrayList will hold the value CCBState1 for its state.</text:p>
      <text:p text:style-name="P29"><text:tab/>Input: CCBState1</text:p>
      <text:p text:style-name="P29"><text:s/><text:tab/>Output: School holding CCBState1 as its state.</text:p>
      <text:p text:style-name="P20"/>
      <text:p text:style-name="P21">private static void searchWantedLocation(String wantedLocation)</text:p>
      <text:p text:style-name="P29">Objective:Will search the name of the given state against the list of schools in the database.</text:p>
      <text:p text:style-name="P29"><text:span text:style-name="T7">Basic Test</text:span> of the search location method. <text:s/>The first item in the returned ArrayList will hold the value Urban for its location.</text:p>
      <text:p text:style-name="P29"><text:tab/>Input: Urban</text:p>
      <text:p text:style-name="P29"><text:tab/>Output: School holding Urban as its location.</text:p>
      <text:p text:style-name="P20"/>
      <text:p text:style-name="P21"><text:bookmark-start text:name="__DdeLink__1927_1894899887"/>private static void searchWantedControl(String wantedControl)<text:bookmark-end text:name="__DdeLink__1927_1894899887"/></text:p>
      <text:p text:style-name="P29">Objective: Will search the name of the given control against the list of schools in the database.</text:p>
      <text:p text:style-name="P29"><text:span text:style-name="T7">Basic Test</text:span> of the search control method. <text:s/>The first item in the returned ArrayList will hold the value Private for its control.</text:p>
      <text:p text:style-name="P29"><text:tab/>Input: Private</text:p>
      <text:p text:style-name="P29"><text:tab/>Output: School holding Private as its control.</text:p>
      <text:p text:style-name="P29"/>
      <text:p text:style-name="P21">private static void searchWantedNumberOfStudents(Integer lowNumberWanted, Integer highNumberWanted)</text:p>
      <text:p text:style-name="P29">Objective: Will search the name of the given control against the list of schools in the database.</text:p>
      <text:p text:style-name="P29"><text:span text:style-name="T7">Basic Test</text:span> of the search number of students method. <text:s/>The first item in the returned ArrayList will hold the value 1000 number of students</text:p>
      <text:p text:style-name="P29"><text:tab/>Input: Lower - 999 <text:s/>Upper - 1001</text:p>
      <text:p text:style-name="P29"><text:tab/>Output: School containing 1000 students</text:p>
      <text:p text:style-name="P20"/>
      <text:p text:style-name="P20"/>
      <text:p text:style-name="P20"/>
      <text:p text:style-name="P20"/>
      <text:p text:style-name="P20"/>
      <text:p text:style-name="P21"><text:soft-page-break/>private static void searchWantedPercentFemales(Integer lowPercentFemales, Integer highPercentFemales)</text:p>
      <text:p text:style-name="P29">Objective: Will search the name of the given percent of females against the list of schools in the database.</text:p>
      <text:p text:style-name="P29"><text:span text:style-name="T7">Basic Test</text:span> of the search percentage of females method. The first item in the returned ArrayList will hold the value 75.0 percent females.</text:p>
      <text:p text:style-name="P29"><text:tab/>Input: Lower - 74.0 <text:s/>Upper - 76.0</text:p>
      <text:p text:style-name="P29"><text:tab/>Output: School with 75 percent females. </text:p>
      <text:p text:style-name="P20"/>
      <text:p text:style-name="P21">private static void searchWantedSATVerbal(Double lowSATVerbal, Double highSATVerbal)</text:p>
      <text:p text:style-name="P29">Objective: Will search the name of the given percent of females against the list of schools in the database.</text:p>
      <text:p text:style-name="P29"><text:span text:style-name="T7">Basic Test</text:span> of the search SATVerbal method. <text:s text:c="2"/>The first item in the returned ArrayList will hold the value 450 for its SATVerbal score.</text:p>
      <text:p text:style-name="P29"><text:tab/>Input: Lower - 449.0 <text:s/>Upper - 451.0</text:p>
      <text:p text:style-name="P29"><text:tab/>Output: School with 450 SAT verbal score.</text:p>
      <text:p text:style-name="P20"/>
      <text:p text:style-name="P21">private static void searchWantedSATMath(Double lowSATMath, Double highSATMath)</text:p>
      <text:p text:style-name="P29">Objective: Will search the name of the given SAT verbal score against the list of schools in the database.</text:p>
      <text:p text:style-name="P29"><text:span text:style-name="T7">Basic Test</text:span> of the search SATMath method. <text:s/>The first item in the returned ArrayList will hold the value 400 for its SATMath score.</text:p>
      <text:p text:style-name="P29"><text:tab/>Input: Lower - 399.0 <text:s/>Upper - 401.0</text:p>
      <text:p text:style-name="P29"><text:tab/>Output: School with 400 SAT math score.</text:p>
      <text:p text:style-name="P29"/>
      <text:p text:style-name="P21">private static void searchWantedExpenses(Double lowExpenses, Double highExpenses)</text:p>
      <text:p text:style-name="P29">Objective: <text:s/>Will search the name of the given expense against the list of schools in the database.</text:p>
      <text:p text:style-name="P29"><text:span text:style-name="T7">Basic Test</text:span> of the search Expenses method. <text:s/>The first item in the returned ArrayList will hold the value 40000 for its expenses.</text:p>
      <text:p text:style-name="P29"><text:tab/>Input: Lower - 39999.0 <text:s/>Upper - 40001.0</text:p>
      <text:p text:style-name="P29"><text:tab/>Output: School with 40000 expense.</text:p>
      <text:p text:style-name="P29"/>
      <text:p text:style-name="P21">private static void searchWantedPercentFinancialAid(Double lowFinAid, Double highFinAid)</text:p>
      <text:p text:style-name="P29">Objective: Will search the name of the given percent of financial aid against the list of schools in the database.</text:p>
      <text:p text:style-name="P29"><text:span text:style-name="T7">Basic Test</text:span> of the search percent financial aid method. <text:s/>The first item in the returned ArrayList will hold the value 55.0 for its percent financial aid.</text:p>
      <text:p text:style-name="P29"><text:tab/>Input: Lower - 54.9 <text:s/>Upper - 55.4</text:p>
      <text:p text:style-name="P29"><text:tab/>Output: School with 55.0 percent financial aid.</text:p>
      <text:p text:style-name="P20"/>
      <text:p text:style-name="P20"/>
      <text:p text:style-name="P20"/>
      <text:p text:style-name="P21"><text:soft-page-break/>private static void searchWantedNumberOfApplicants(Integer lowNumApplicants, Integer highNumApplicants)</text:p>
      <text:p text:style-name="P29">Objective: Will search the name of the given number of applicants against the list of schools in the database.</text:p>
      <text:p text:style-name="P29"><text:span text:style-name="T7">Basic Test</text:span> of the search number of applicants method. <text:s text:c="2"/>The first item in the returned ArrayList will hold the value 16000 for its number of applicants.</text:p>
      <text:p text:style-name="P29"><text:tab/>Input: Lower - 15999 <text:s/>Upper - 16001</text:p>
      <text:p text:style-name="P29"><text:tab/>Output: School with 16000 number of applicants.</text:p>
      <text:p text:style-name="P20"/>
      <text:p text:style-name="P21">private static void searchWantedPercentAdmitted(Double lowAdmitted, Double highAdmitted)</text:p>
      <text:p text:style-name="P29">Objective: Will search the name of the given percent admitted against the list of schools in the database.</text:p>
      <text:p text:style-name="P29"><text:span text:style-name="T7">Basic Test</text:span> of the search percent admitted method. <text:s/>The first item in the returned ArrayList will hold the value 60 for percent admitted.</text:p>
      <text:p text:style-name="P29"><text:tab/>Input: Lower - 59.9 <text:s/>Upper - 60.1</text:p>
      <text:p text:style-name="P29"><text:tab/>Output: School with 60 percent admitted.</text:p>
      <text:p text:style-name="P20"/>
      <text:p text:style-name="P21">private static void searchWantedPercentEnrolled(Double lowEnrolled, Double highEnrolled)</text:p>
      <text:p text:style-name="P29">Objective: Will search the name of the given percent enrolled against the list of schools in the database.</text:p>
      <text:p text:style-name="P29"><text:span text:style-name="T7">Basic Test</text:span> of the search percent enrolled method. <text:s/>The first item in the returned ArrayList will hold the value 75.0 for its percent enrolled.</text:p>
      <text:p text:style-name="P29"><text:tab/>Input: Lower - 74.9 <text:s/>Upper - 75.1</text:p>
      <text:p text:style-name="P29"><text:tab/>Output: School with 75 percent enrolled.</text:p>
      <text:p text:style-name="P20"/>
      <text:p text:style-name="P20"/>
      <text:p text:style-name="P21">private static void searchWantedAcademicsScale(Integer lowAcademicScale, Integer highAcademicScale)</text:p>
      <text:p text:style-name="P29">Objective: Will search the name of the given academics score against the list of schools in the database.</text:p>
      <text:p text:style-name="P29"><text:span text:style-name="T7">Basic Test</text:span> of the search academics scale method. <text:s/>The first item in the returned ArrayList will hold the value 5 for its academic score.</text:p>
      <text:p text:style-name="P29"><text:tab/>Input: Lower - 5 <text:s/>Upper - 5</text:p>
      <text:p text:style-name="P29"><text:tab/>Output: School with 5 for academic score.</text:p>
      <text:p text:style-name="P29"/>
      <text:p text:style-name="P21">private static void searchWantedSocialScale(Integer lowSocialScale, Integer highSocialScale)</text:p>
      <text:p text:style-name="P29">Objective: Will search the name of the given social score against the list of schools in the database.</text:p>
      <text:p text:style-name="P29"><text:span text:style-name="T7">Basic Test</text:span> of the search social scale method. <text:s/>The first item in the returned ArrayList will hold the value 5 for its social score.</text:p>
      <text:p text:style-name="P29"><text:tab/>Input: Lower - 5 <text:s/>Upper - 5</text:p>
      <text:p text:style-name="P29"><text:tab/>Output: School with 5 for social score.</text:p>
      <text:p text:style-name="P20"/>
      <text:p text:style-name="P21"><text:soft-page-break/>private static void searchWantedQualityOfLifeScale(Integer lowQualityScale, Integer highQualityScale)</text:p>
      <text:p text:style-name="P29">Objective: Will search the name of the given quality of life score against the list of schools in the database.</text:p>
      <text:p text:style-name="P29"><text:span text:style-name="T7">Basic Test</text:span> of the search quality of live scale method. <text:s/>The first item in the returned ArrayList will hold the value 5 for its quality of life score.</text:p>
      <text:p text:style-name="P29"><text:tab/>Input: Lower - 5 <text:s/>Upper - 5</text:p>
      <text:p text:style-name="P29"><text:tab/>Output: School with 5 for quality of life score.</text:p>
      <text:p text:style-name="P20"/>
      <text:p text:style-name="P21">private static void searchWantedEmpheses(ArrayList&lt;String&gt; emphases)</text:p>
      <text:p text:style-name="P29">Objective: <text:s/>Will search through the given emphases, and compare them to all the schools to find the schools with like emphases.</text:p>
      <text:p text:style-name="P29"><text:span text:style-name="T7">Basic Test</text:span> of the search emphases method. <text:s/>The first item in the returned ArrayList will have Computer Science and Math as emphases.</text:p>
      <text:p text:style-name="P29"><text:tab/>Input: ArrayList&lt;String&gt; containing 0: Computer Science, 1: Math</text:p>
      <text:p text:style-name="P29"><text:tab/>Output: School containing emphases of Computer Science and Math</text:p>
      <text:p text:style-name="P21"><text:s/>_____________________________________________________________________________</text:p>
      <text:p text:style-name="P21"/>
      <text:p text:style-name="P7"><text:span text:style-name="T2">University – </text:span><text:span text:style-name="T6">This class creates an object of type University complete with all attributes and the ability to set and get the University's Emphases.</text:span></text:p>
      <text:p text:style-name="P7"><text:span text:style-name="T6"/></text:p>
      <text:p text:style-name="P21">public String getSchool()</text:p>
      <text:p text:style-name="P29">Objective: Get name of the school.</text:p>
      <text:p text:style-name="P30">Testing<text:span text:style-name="T9"> for this method is done in setSchool(), as that method is reliant on getSchool() to succeed.</text:span></text:p>
      <text:p text:style-name="P20"/>
      <text:p text:style-name="P21">public void setSchool(String school)</text:p>
      <text:p text:style-name="P29">Objective: Set name of the school.</text:p>
      <text:p text:style-name="P29"><text:span text:style-name="T7">Basic Test</text:span> of setting and getting a school name.</text:p>
      <text:p text:style-name="P29"><text:tab/>Input: "testSchool"</text:p>
      <text:p text:style-name="P29"><text:tab/>Output: "testSchool" set to name of University</text:p>
      <text:p text:style-name="P20"/>
      <text:p text:style-name="P21">public String getState()</text:p>
      <text:p text:style-name="P29">Objective: Get state the school is in.</text:p>
      <text:p text:style-name="P30">Testing<text:span text:style-name="T9"> for this method is done in setState(), as that method is reliant on getState() to succeed.</text:span></text:p>
      <text:p text:style-name="P20"/>
      <text:p text:style-name="P21">public void setState(String state)</text:p>
      <text:p text:style-name="P29">Objective: Set state the school is in.</text:p>
      <text:p text:style-name="P29"><text:span text:style-name="T7">Basic Test</text:span> of setting and getting the state of a University.</text:p>
      <text:p text:style-name="P29"><text:tab/>Input: MN"</text:p>
      <text:p text:style-name="P29"><text:tab/>Output: "MN" set state for a University</text:p>
      <text:p text:style-name="P20"/>
      <text:p text:style-name="P20"/>
      <text:p text:style-name="P20"/>
      <text:p text:style-name="P20"/>
      <text:p text:style-name="P21"><text:soft-page-break/>public String getLocation()</text:p>
      <text:p text:style-name="P29">Objective: <text:s/>Get location of the school.</text:p>
      <text:p text:style-name="P30">Testing<text:span text:style-name="T9"> for this method is done in setLocation(), as that method is reliant on getLocation() to succeed.</text:span></text:p>
      <text:p text:style-name="P20"/>
      <text:p text:style-name="P21">public void setLocation(String location)</text:p>
      <text:p text:style-name="P29">Objective: <text:s/>Set location of the school.</text:p>
      <text:p text:style-name="P29"><text:span text:style-name="T7">Basic Test</text:span> of setting and getting a location of a University.</text:p>
      <text:p text:style-name="P29"><text:tab/>Input: "rural"</text:p>
      <text:p text:style-name="P29"><text:tab/>Output: "rural" set location for a University</text:p>
      <text:p text:style-name="P20"/>
      <text:p text:style-name="P21">public String getControl()</text:p>
      <text:p text:style-name="P29">Objective: Get control of the school.</text:p>
      <text:p text:style-name="P30">Testing<text:span text:style-name="T9"> for this method is done in setControl(), as that method is reliant on getControl() to succeed.</text:span></text:p>
      <text:p text:style-name="P20"/>
      <text:p text:style-name="P21">public void setControl(String control)</text:p>
      <text:p text:style-name="P29">Objective: Set control of the school.</text:p>
      <text:p text:style-name="P29"><text:span text:style-name="T7">Basic Test</text:span> of setting and getting the control of a University. </text:p>
      <text:p text:style-name="P29"><text:tab/>Input: "private"</text:p>
      <text:p text:style-name="P29"><text:tab/>Output: "private" set control for a University</text:p>
      <text:p text:style-name="P20"/>
      <text:p text:style-name="P21">public int getNumberOfStudents()</text:p>
      <text:p text:style-name="P29">Objective: Get number of students at the school.</text:p>
      <text:p text:style-name="P30">Testing<text:span text:style-name="T9"> for this method is done in setNumberOfStudents(), as that method is reliant on getNumberOfStudents() to succeed.</text:span></text:p>
      <text:p text:style-name="P20"/>
      <text:p text:style-name="P21">public void setNumberOfStudents(int numberOfStudents)</text:p>
      <text:p text:style-name="P29">Objective: Set number of students at the school.</text:p>
      <text:p text:style-name="P29"><text:span text:style-name="T7">Basic Test</text:span> of setting and getting the number of students at a University.</text:p>
      <text:p text:style-name="P29"><text:tab/>Input: 100</text:p>
      <text:p text:style-name="P29"><text:tab/>Output: A university with a set number of students 100</text:p>
      <text:p text:style-name="P20"/>
      <text:p text:style-name="P21">public double getPercentFemales()</text:p>
      <text:p text:style-name="P20">Objective: Get percent of female students at the school.</text:p>
      <text:p text:style-name="P23">Testing<text:span text:style-name="T9"> for this method is done in setPercentFemales(), as that method is reliant on getPercentFemales() to succeed.</text:span></text:p>
      <text:p text:style-name="P20"/>
      <text:p text:style-name="P21">public void setPercentFemales(double percentFemales)</text:p>
      <text:p text:style-name="P29">Objective: Set percent of female students at the school.</text:p>
      <text:p text:style-name="P29"><text:span text:style-name="T7">Basic Test</text:span> of setting and getting the percent females at a University.</text:p>
      <text:p text:style-name="P29"><text:tab/>Input: 50.0</text:p>
      <text:p text:style-name="P29"><text:tab/>Output: A university with a set percent female 50.0</text:p>
      <text:p text:style-name="P20"/>
      <text:p text:style-name="P20"/>
      <text:p text:style-name="P20"/>
      <text:p text:style-name="P21"><text:soft-page-break/>public double getSATVerbal()</text:p>
      <text:p text:style-name="P29">Objective: <text:s/>Get the SAT Verbal score of the school.</text:p>
      <text:p text:style-name="P30">Testing<text:span text:style-name="T9"> for this method is done in setSATVerbal(), as that method is reliant on getSATVerbal() to succeed.</text:span></text:p>
      <text:p text:style-name="P20"/>
      <text:p text:style-name="P21">public void setSATVerbal(double SATVerbal)</text:p>
      <text:p text:style-name="P29">Objective: Set the SAT Verbal score of the school.</text:p>
      <text:p text:style-name="P29"><text:span text:style-name="T7">Basic Test</text:span> of Setting and getting the SATVerbal of a University.</text:p>
      <text:p text:style-name="P29"><text:tab/>Input: 1.0</text:p>
      <text:p text:style-name="P29"><text:tab/>Output: A university with a set SATVerbal 1.0</text:p>
      <text:p text:style-name="P20"/>
      <text:p text:style-name="P21">public double getSATMath()</text:p>
      <text:p text:style-name="P29">Objective: Get the SAT Math score of the school.</text:p>
      <text:p text:style-name="P30">Testing<text:span text:style-name="T9"> for this method is done in setSATMath(), as that method is reliant on getMath() to succeed.</text:span></text:p>
      <text:p text:style-name="P20"/>
      <text:p text:style-name="P21">public void setSATMath(double SATMath)</text:p>
      <text:p text:style-name="P29">Objective: Set the SAT Math score of the school.</text:p>
      <text:p text:style-name="P29"><text:span text:style-name="T7">Basic Test</text:span> of setting and getting the SATMath of a University.</text:p>
      <text:p text:style-name="P29"><text:tab/>Input: 1.0</text:p>
      <text:p text:style-name="P29"><text:tab/>Output: A university with a set SATMath 1.0</text:p>
      <text:p text:style-name="P20"/>
      <text:p text:style-name="P21"><text:bookmark-start text:name="__DdeLink__1700_1894899887"/>public double getExpenses()</text:p>
      <text:p text:style-name="P29">Objective: Get the expense for the school.</text:p>
      <text:p text:style-name="P30">Testing<text:span text:style-name="T9"> for this method is done in setExpenses(), as that method is reliant on getExpenses() to succeed.</text:span></text:p>
      <text:p text:style-name="P20"/>
      <text:p text:style-name="P21">public void setExpenses(double expenses)</text:p>
      <text:p text:style-name="P29"><text:bookmark-end text:name="__DdeLink__1700_1894899887"/>Objective: Set the expense for the school.</text:p>
      <text:p text:style-name="P29"><text:span text:style-name="T7">Basic Test</text:span> of Setting and Getting the expenses of a University.</text:p>
      <text:p text:style-name="P29"><text:tab/>Input: 1.0</text:p>
      <text:p text:style-name="P29"><text:s/><text:tab/>Output: A university with a set expenses 1.0</text:p>
      <text:p text:style-name="P20"/>
      <text:p text:style-name="P21">public double getPercentFinancialAid()</text:p>
      <text:p text:style-name="P29">Objective: Get the percent of finanicial aid from the school.</text:p>
      <text:p text:style-name="P30">Testing<text:span text:style-name="T9"> for this method is done in setPercentFinancialAid(), as that method is reliant on getPercentFinancialAid() to succeed.</text:span></text:p>
      <text:p text:style-name="P20"/>
      <text:p text:style-name="P21">public void setPercentFinancialAid(double percentFinancialAid)</text:p>
      <text:p text:style-name="P29"><text:span text:style-name="T7">Basic Test</text:span> of setting and getting percent financial aid offered by a University.</text:p>
      <text:p text:style-name="P29"><text:tab/>Input: 1.0</text:p>
      <text:p text:style-name="P29"><text:tab/>Output: A university with a set Percent Financial aid 1.0</text:p>
      <text:p text:style-name="P20"/>
      <text:p text:style-name="P20"/>
      <text:p text:style-name="P20"/>
      <text:p text:style-name="P20"/>
      <text:p text:style-name="P21"><text:soft-page-break/>public int getNumberOfApplicants()</text:p>
      <text:p text:style-name="P29">Objective: Get number of applicants to the school.</text:p>
      <text:p text:style-name="P30">Testing<text:span text:style-name="T9"> for this method is done in setNumberOfApplicants(), as that method is reliant on getNumberOfApplicants() to succeed.</text:span></text:p>
      <text:p text:style-name="P20"/>
      <text:p text:style-name="P21"><text:bookmark-start text:name="__DdeLink__1702_1894899887"/>public void setNumberOfApplicants(int numberOfApplicants)</text:p>
      <text:p text:style-name="P29">Objective:<text:bookmark-end text:name="__DdeLink__1702_1894899887"/> Set number of applicants to the school.</text:p>
      <text:p text:style-name="P29"><text:span text:style-name="T7">Basic Test</text:span> of setting and getting the number of applicants a University has.</text:p>
      <text:p text:style-name="P29"><text:tab/>Input: 1</text:p>
      <text:p text:style-name="P29"><text:tab/>Output: A university with a set number of applicants 1</text:p>
      <text:p text:style-name="P20"/>
      <text:p text:style-name="P21">public double getPercentAdmitted()</text:p>
      <text:p text:style-name="P29">Objective: Get percent of applicants admitted to the school.</text:p>
      <text:p text:style-name="P30">Testing<text:span text:style-name="T9"> for this method is done in setPercentAdmitted(), as that method is reliant on getPercentAdmitted() to succeed.</text:span></text:p>
      <text:p text:style-name="P20"/>
      <text:p text:style-name="P21">public void setPercentAdmitted(double percentAdmitted)</text:p>
      <text:p text:style-name="P29">Objective: Set percent of applicants admitted to the school.</text:p>
      <text:p text:style-name="P29"><text:span text:style-name="T7">Basic Test</text:span> of setting and getting percent admitted to a University</text:p>
      <text:p text:style-name="P29"><text:s/><text:tab/>Input: 1.0</text:p>
      <text:p text:style-name="P29"><text:tab/>Output: A university with a set percent admitted 1.0</text:p>
      <text:p text:style-name="P20"/>
      <text:p text:style-name="P21">public double getPercentEnrolled()</text:p>
      <text:p text:style-name="P29">Objective: Get the percent of students admitted that enroll at the school.</text:p>
      <text:p text:style-name="P30">Testing<text:span text:style-name="T9"> for this method is done in setPercentEnrolled(), as that method is reliant on getPercentEnrolled() to succeed.</text:span></text:p>
      <text:p text:style-name="P20"/>
      <text:p text:style-name="P21">public void setPercentEnrolled(double percentEnrolled)</text:p>
      <text:p text:style-name="P29">Objective: Set the percent of students admitted that enroll at the school.</text:p>
      <text:p text:style-name="P29"><text:span text:style-name="T7">Basic Test</text:span> of setting and getting percent enrolled at a university</text:p>
      <text:p text:style-name="P29"><text:tab/>Input: 1.0</text:p>
      <text:p text:style-name="P29"><text:tab/>Output: A university with a set percent enrolled 1.0</text:p>
      <text:p text:style-name="P20"/>
      <text:p text:style-name="P21"><text:bookmark-start text:name="__DdeLink__1704_1894899887"/>public int getAcademicsScale()</text:p>
      <text:p text:style-name="P29">Objective: Get the academic score of the school.</text:p>
      <text:p text:style-name="P30">Testing<text:span text:style-name="T9"> for this method is done int setAcademicsScale(), as that method is reliant on getAcademicsScale() to succeed.</text:span></text:p>
      <text:p text:style-name="P20"/>
      <text:p text:style-name="P21">public void setAcademicsScale(int academicsScale)</text:p>
      <text:p text:style-name="P29"><text:bookmark-end text:name="__DdeLink__1704_1894899887"/>Objective: Set the academic score of the school.</text:p>
      <text:p text:style-name="P29"><text:span text:style-name="T7">Basic Test</text:span> of setting and getting academic scale at a University.</text:p>
      <text:p text:style-name="P29"><text:tab/>Input: 1</text:p>
      <text:p text:style-name="P29"><text:tab/>Output: A University with a set Academic Scale 1</text:p>
      <text:p text:style-name="P29"/>
      <text:p text:style-name="P29"/>
      <text:p text:style-name="P29"/>
      <text:p text:style-name="P21"><text:bookmark-start text:name="__DdeLink__1911_1894899887"/><text:soft-page-break/>public int getSocialScale()</text:p>
      <text:p text:style-name="P29">Objective: Get the social score of the school.</text:p>
      <text:p text:style-name="P30">Testing<text:span text:style-name="T9"> for this method is done int setSocialScale(), as that method is reliant on getSocialScale() to succeed.</text:span><text:bookmark-end text:name="__DdeLink__1911_1894899887"/></text:p>
      <text:p text:style-name="P20"/>
      <text:p text:style-name="P21">public void setSocialScale(int socialScale)</text:p>
      <text:p text:style-name="P29">Objective: Get the quality of life <text:s/>score of the school.</text:p>
      <text:p text:style-name="P29"><text:span text:style-name="T7">Basic Test</text:span> of setting and getting the social scale of a university.</text:p>
      <text:p text:style-name="P29"><text:s/><text:tab/>Input: 1</text:p>
      <text:p text:style-name="P29"><text:tab/>Output: A university with a set Social Scale 1</text:p>
      <text:p text:style-name="P29"/>
      <text:p text:style-name="P21">public int getQualityOfLifeScale()</text:p>
      <text:p text:style-name="P29">Objective: Get the social score of the school.</text:p>
      <text:p text:style-name="P30">Testing<text:span text:style-name="T9"> for this method is done int </text:span><text:bookmark-start text:name="__DdeLink__1923_1894899887"/><text:span text:style-name="T9">setQualityOfLifeScale</text:span><text:bookmark-end text:name="__DdeLink__1923_1894899887"/><text:span text:style-name="T9">(), as that method is reliant on getQualityOfLifeScale() to succeed.</text:span></text:p>
      <text:p text:style-name="P20"/>
      <text:p text:style-name="P21">public void setQualityOfLifeScale(int qualityOfLifeScale)<text:bookmark-start text:name="__DdeLink__1706_1894899887"/></text:p>
      <text:p text:style-name="P29">Objective: Get the <text:bookmark-start text:name="__DdeLink__1720_1894899887"/>quality of life <text:bookmark-end text:name="__DdeLink__1720_1894899887"/>score score of the school.</text:p>
      <text:p text:style-name="P29"><text:span text:style-name="T7">Basic Test</text:span> of setting and getting quality of life scale at a university.</text:p>
      <text:p text:style-name="P29"><text:tab/>Input: 1</text:p>
      <text:p text:style-name="P29"><text:tab/>Output: A University with a set Quality of Life scale 1</text:p>
      <text:p text:style-name="P20"/>
      <text:p text:style-name="P21">public ArrayList&lt;String&gt; getEmphases()</text:p>
      <text:p text:style-name="P20"><text:bookmark-end text:name="__DdeLink__1706_1894899887"/>Objective: Get the emphases associated with this school.</text:p>
      <text:p text:style-name="P23">Testing<text:span text:style-name="T9"> for this method is done int setEmphases(), as that method is reliant on getEmphases() to succeed.</text:span></text:p>
      <text:p text:style-name="P20"/>
      <text:p text:style-name="P21">public void setEmphases(ArrayList&lt;String&gt; emphases)</text:p>
      <text:p text:style-name="P29">Objective: <text:s/>Set the emphases associated with this school.</text:p>
      <text:p text:style-name="P29"><text:span text:style-name="T7">Basic Test</text:span> of setting and getting emphases of a University</text:p>
      <text:p text:style-name="P29"><text:tab/>Input: A ArrayList of Emphases</text:p>
      <text:p text:style-name="P29"><text:tab/>Output: A university with set emphases</text:p>
      <text:p text:style-name="P20"/>
      <text:p text:style-name="P21"><text:s/>_____________________________________________________________________________</text:p>
      <text:p text:style-name="P7"/>
      <text:p text:style-name="P7"><text:span text:style-name="T2">UserController – </text:span><text:span text:style-name="T6">Class UserController serves the purpose of performing the necessary functionalities for Users on CMC</text:span></text:p>
      <text:p text:style-name="P7"><text:span text:style-name="T6"/></text:p>
      <text:p text:style-name="P21">public static void addUserSchool(int id, String school)</text:p>
      <text:p text:style-name="P29">Objective: Adds a school to an individual User's Array of saved schools given the User's ID and the name of the University.</text:p>
      <text:p text:style-name="P29"><text:span text:style-name="T8">Basic Test</text:span> which adds a school to a User's list of saved Schools then confirms the school is added.</text:p>
      <text:p text:style-name="P29"><text:tab/>Input: Auburn university, ID - 2</text:p>
      <text:p text:style-name="P29"><text:tab/>Output: Boolean - true, if user is found to have saved school.</text:p>
      <text:p text:style-name="P20"/>
      <text:p text:style-name="P21"><text:soft-page-break/>public static void removeUserSchool(int id, String school)</text:p>
      <text:p text:style-name="P29">Objective: Removes a school from an individual User's Array of saved schools whose ID is given as a parameter. </text:p>
      <text:p text:style-name="P29"><text:span text:style-name="T8">Basic Test</text:span> that removes a school from a User's saved Schools then confirms the school is removed.</text:p>
      <text:p text:style-name="P29"><text:tab/>Input: Auburn university, ID - 2</text:p>
      <text:p text:style-name="P29"><text:tab/>Output: Boolean - true, if university was removed from user's list.</text:p>
      <text:p text:style-name="P29"/>
      <text:p text:style-name="P21">public static ArrayList&lt;String&gt; getAllSavedSchools(int id)</text:p>
      <text:p text:style-name="P29">Objective: Takes the id of a user and returns a Array List of their saved schools.</text:p>
      <text:p text:style-name="P29"><text:span text:style-name="T7">Basic Test</text:span> returns a list of Saved Schools of a given user and compares to the expected saved school list.</text:p>
      <text:p text:style-name="P29"><text:tab/>Input: A user's id</text:p>
      <text:p text:style-name="P29"><text:tab/>Output: an ArrayList of the User's Saved Schools</text:p>
      <text:p text:style-name="P20"/>
      <text:p text:style-name="P21">public static void editUser(String username, String firstName, String lastName, String password)</text:p>
      <text:p text:style-name="P29">Objective: Allows the User to edit his/her information.</text:p>
      <text:p text:style-name="P29"><text:span text:style-name="T8">Basic Test</text:span> which edits a user's firstname lastname and password then confirms the changes made are correct.</text:p>
      <text:p text:style-name="P29"><text:tab/>Input: firstname - Click, lastname - Click, password - BOOM</text:p>
      <text:p text:style-name="P29"><text:tab/>Output: firstname - Click, lastname - Click, password - BOOM Tests - Passed</text:p>
      <text:p text:style-name="P20"/>
      <text:p text:style-name="P21">public static boolean login(String username, String password)</text:p>
      <text:p text:style-name="P29">Objective: Logs on Users in order to search schools, manage their information, and view their saved schools</text:p>
      <text:p text:style-name="P29"><text:span text:style-name="T7">White Box Test</text:span> of login.</text:p>
      <text:p text:style-name="P29"><text:tab/>Case 1: Input: correct username and correct password</text:p>
      <text:p text:style-name="P29"><text:tab/><text:tab/>Output: login returns true</text:p>
      <text:p text:style-name="P29"><text:tab/>Case 2: Input: correct username and incorrect password</text:p>
      <text:p text:style-name="P29"><text:tab/><text:tab/>Output: login returns false</text:p>
      <text:p text:style-name="P29"><text:tab/>Case 3: Input: invalid username and correct password</text:p>
      <text:p text:style-name="P29"><text:tab/><text:tab/>Output: login returns false</text:p>
      <text:p text:style-name="P29"><text:tab/>Case 4: invalid username and invalid password</text:p>
      <text:p text:style-name="P29"><text:tab/><text:tab/>Output: login returns false</text:p>
      <text:p text:style-name="P21"><text:s/>_____________________________________________________________________________</text:p>
      <text:p text:style-name="P21"><text:tab/></text:p>
      <text:p text:style-name="P7"><text:span text:style-name="T2">User – </text:span><text:span text:style-name="T6">Will test the methods associated with the User class.</text:span></text:p>
      <text:p text:style-name="P21"/>
      <text:p text:style-name="P21"><text:tab/>Please reference the Person class to find methods associated with the Admin class.</text:p>
      <text:p text:style-name="P21"><text:tab/>Test for these methods can be found in the AdminTest and UserTest.</text:p>
      <text:p text:style-name="P21"><text:s/>_____________________________________________________________________________</text:p>
      <text:p text:style-name="P6"/>
      <text:p text:style-name="P25">Class Descriptions – Functional Testing Class</text:p>
      <text:p text:style-name="Standard">TestUseCase #1:Login</text:p>
      <text:p text:style-name="Standard">This functionality is shown by the method:</text:p>
      <text:p text:style-name="Standard"><text:tab/>testLogin in UserControllerTest</text:p>
      <text:p text:style-name="Standard"><text:s text:c="8"/></text:p>
      <text:p text:style-name="Standard">TestUseCase #2: Manage Profile</text:p>
      <text:p text:style-name="Standard">This functionality is shown by the method:</text:p>
      <text:p text:style-name="Standard"><text:tab/>testEditUser in UserControllerTest</text:p>
      <text:p text:style-name="Standard"><text:s text:c="4"/></text:p>
      <text:p text:style-name="Standard">TestUseCase #3: Search</text:p>
      <text:p text:style-name="Standard">This functionality is shown by the class:</text:p>
      <text:p text:style-name="Standard"><text:tab/>SearchControllerTest which makes sure</text:p>
      <text:p text:style-name="Standard"><text:tab/>each test parameter is running correctly</text:p>
      <text:p text:style-name="Standard"><text:s text:c="4"/></text:p>
      <text:p text:style-name="Standard">TestUseCase #4: Manage Saved Schools</text:p>
      <text:p text:style-name="Standard">This functionality is shown by the methods:</text:p>
      <text:p text:style-name="Standard"><text:tab/>testAddUserSchool in UserControllerTest</text:p>
      <text:p text:style-name="Standard"><text:tab/>testRemoveUserSchool in UserControllerTest</text:p>
      <text:p text:style-name="Standard"><text:tab/>testGetAllSavedSchools in UserControllerTest</text:p>
      <text:p text:style-name="Standard"><text:s text:c="4"/></text:p>
      <text:p text:style-name="Standard">TestUseCase #5: Manage Universities</text:p>
      <text:p text:style-name="Standard">This functionality is shown by the methods:</text:p>
      <text:p text:style-name="Standard"><text:tab/>testAddUniversity in AdminControllerTest</text:p>
      <text:p text:style-name="Standard"><text:tab/>testAddUniversityEmphasis in AdminControllerTest</text:p>
      <text:p text:style-name="Standard"><text:tab/>testEditUniversity in AdminControllerTest</text:p>
      <text:p text:style-name="Standard"><text:tab/>testEditUniversityEmphases in AdminControllerTest</text:p>
      <text:p text:style-name="Standard"><text:tab/>testGetAllUniversities in AdminControllerTest</text:p>
      <text:p text:style-name="Standard"><text:s text:c="4"/></text:p>
      <text:p text:style-name="Standard">TestUseCase #6: Manage Users</text:p>
      <text:p text:style-name="Standard">This functionality is shown by the methods:</text:p>
      <text:p text:style-name="Standard"><text:tab/>testAddUser in AdminControllerTest</text:p>
      <text:p text:style-name="Standard"><text:tab/>testDeactivateUser_int in AdminControllerTest</text:p>
      <text:p text:style-name="Standard"><text:tab/>testDeactivateUser_String in AdminControllerTest</text:p>
      <text:p text:style-name="Standard"><text:tab/>testEditUser in AdminControllerTest</text:p>
      <text:p text:style-name="Standard"><text:tab/>testEditUserByAdmin in AdminControllerTest</text:p>
      <text:p text:style-name="Standard"><text:tab/>testGetSpecificUser_Integer in AdminControllerTest</text:p>
      <text:p text:style-name="Standard"><text:tab/>testGetSpecificUser_String in AdminControllerTest</text:p>
      <text:p text:style-name="Standard"/>
      <text:p text:style-name="Standard">TestUseCase #7: View Results</text:p>
      <text:p text:style-name="Standard">This functionality is shown by the class:</text:p>
      <text:p text:style-name="Standard"><text:tab/>SearchControllerTest which makes</text:p>
      <text:p text:style-name="Standard"><text:tab/>the necessary Schools available to view</text:p>
      <text:p text:style-name="Standard"/>
      <text:p text:style-name="Standard">TestUseCase #8: View Additional School Info and Recommended Schools</text:p>
      <text:p text:style-name="Standard"><text:tab/>This functionality is shown by the class:</text:p>
      <text:p text:style-name="Standard"><text:tab/>FiveRecSearchControllerTest which</text:p>
      <text:p text:style-name="Standard"><text:soft-page-break/><text:tab/>takes a school and finds the five most</text:p>
      <text:p text:style-name="Standard"><text:tab/>similar ones</text:p>
      <text:p text:style-name="Standard"><text:s text:c="4"/></text:p>
      <text:p text:style-name="Standard">TestUseCase #9: Save School</text:p>
      <text:p text:style-name="Standard"><text:tab/>This functionality is shown by the method:</text:p>
      <text:p text:style-name="Standard"><text:tab/>testAddUserSchool in UserControllerTest</text:p>
      <text:p text:style-name="Standard"><text:s text:c="4"/></text:p>
      <text:p text:style-name="Standard">TestUseCase #10: View Additional School Info</text:p>
      <text:p text:style-name="Standard"><text:tab/>This functionality is shown by the method:</text:p>
      <text:p text:style-name="Standard"><text:tab/>testGetAllSavedSchools in UserControllerTest</text:p>
      <text:p text:style-name="Standard"><text:s text:c="4"/></text:p>
      <text:p text:style-name="Standard">TestUseCase #11: Remove School</text:p>
      <text:p text:style-name="Standard"><text:tab/>This functionality is shown by the method:</text:p>
      <text:p text:style-name="Standard"><text:tab/>testRemoveUserSchool in UserControllerTest</text:p>
      <text:p text:style-name="Standard"><text:s text:c="4"/></text:p>
      <text:p text:style-name="Standard">TestUseCase #12: Add User</text:p>
      <text:p text:style-name="Standard"><text:tab/>This functionality is shown by the method:</text:p>
      <text:p text:style-name="Standard"><text:tab/>testAddUser in AdminControllerTest</text:p>
      <text:p text:style-name="Standard"><text:s text:c="4"/></text:p>
      <text:p text:style-name="Standard">TestUseCase #13: Edit User</text:p>
      <text:p text:style-name="Standard"><text:tab/>This functionality is shown by the methods:</text:p>
      <text:p text:style-name="Standard"><text:tab/>testEditUser in AdminControllerTest</text:p>
      <text:p text:style-name="Standard"><text:tab/>testEditUserByAdmin in AdminControllerTest</text:p>
      <text:p text:style-name="Standard"><text:s text:c="4"/></text:p>
      <text:p text:style-name="Standard">TestUseCase #14: Deactivate User</text:p>
      <text:p text:style-name="Standard"><text:tab/>This functionality is shown by the methods:</text:p>
      <text:p text:style-name="Standard"><text:tab/>testDeactivateUser_int in AdminControllerTest</text:p>
      <text:p text:style-name="Standard"><text:tab/>testDeactivateUser_String in AdminControllerTest</text:p>
      <text:p text:style-name="Standard"><text:s text:c="4"/></text:p>
      <text:p text:style-name="Standard">TestUseCase #15: Add School</text:p>
      <text:p text:style-name="Standard"><text:tab/>This functionality is shown by the methods:</text:p>
      <text:p text:style-name="Standard"><text:tab/>testAddUniversity in AdminControllerTest</text:p>
      <text:p text:style-name="Standard"><text:tab/>testAddUniversityEmphasis in AdminControllerTest</text:p>
      <text:p text:style-name="Standard"><text:s text:c="4"/></text:p>
      <text:p text:style-name="Standard">TestUseCase #16: Edit School</text:p>
      <text:p text:style-name="Standard"><text:tab/>This functionality is shown by the methods:</text:p>
      <text:p text:style-name="Standard"><text:tab/>testEditUniversity in AdminControllerTest</text:p>
      <text:p text:style-name="Standard"><text:tab/>testEditUniversityEmphases in AdminControllerTest</text:p>
      <text:p text:style-name="Standard"><text:s text:c="4"/></text:p>
      <text:p text:style-name="Standard">TestUseCase #17: Edit User by User</text:p>
      <text:p text:style-name="Standard"><text:tab/>This functionality is shown by the methods:</text:p>
      <text:p text:style-name="Standard"><text:tab/>testEditUser in UserControllerTest</text:p>
      <text:p text:style-name="P3"><text:s text:c="4"/></text:p>
      <text:p text:style-name="P25">Meeting Minutes</text:p>
      <text:p text:style-name="P5"><text:bookmark text:name="_GoBack"/></text:p>
      <text:p text:style-name="P25">Task Decomposition</text:p>
      <text:p text:style-name="P35">Andrew Zurn:</text:p>
      <text:list xml:id="list597117726" text:style-name="WWNum7">
        <text:list-item>
          <text:p text:style-name="P14">Final Report Compilation</text:p>
        </text:list-item>
        <text:list-item>
          <text:p text:style-name="P14">Method Descriptions</text:p>
        </text:list-item>
        <text:list-item>
          <text:p text:style-name="P14">CMC Static Web Pages:</text:p>
          <text:list>
            <text:list-item>
              <text:p text:style-name="P14">figure3ViewEditUser.jsp</text:p>
            </text:list-item>
            <text:list-item>
              <text:p text:style-name="P14">figure8ViewMatchingSchoolWithRecommendations.jsp</text:p>
            </text:list-item>
            <text:list-item>
              <text:p text:style-name="P14">figure11AddUniversity.jsp</text:p>
            </text:list-item>
            <text:list-item>
              <text:p text:style-name="P14">figure12ViewEditUniversity.jsp</text:p>
            </text:list-item>
            <text:list-item>
              <text:p text:style-name="P14">figure14AddNewUser.jsp</text:p>
            </text:list-item>
          </text:list>
        </text:list-item>
        <text:list-item>
          <text:p text:style-name="P14">JUnit Test Classes: </text:p>
          <text:list>
            <text:list-item>
              <text:p text:style-name="P14">AdminControllerTest</text:p>
            </text:list-item>
            <text:list-item>
              <text:p text:style-name="P14">AdminTest</text:p>
            </text:list-item>
            <text:list-item>
              <text:p text:style-name="P14">SearchControllerTest</text:p>
            </text:list-item>
          </text:list>
        </text:list-item>
      </text:list>
      <text:p text:style-name="P13"/>
      <text:p text:style-name="P35">Preston Hardy:</text:p>
      <text:list xml:id="list1611088235" text:continue-numbering="true" text:style-name="WWNum7">
        <text:list-item>
          <text:p text:style-name="P14">Task Decomposition</text:p>
        </text:list-item>
        <text:list-item>
          <text:p text:style-name="P14">CMC Static Web Pages:</text:p>
          <text:list>
            <text:list-item>
              <text:p text:style-name="P14">figure2UserMenuPage.jsp</text:p>
            </text:list-item>
            <text:list-item>
              <text:p text:style-name="P14">figure4ManageSavedSchoolsPage.jsp</text:p>
            </text:list-item>
            <text:list-item>
              <text:p text:style-name="P14">figure9AdminMenuPage.jsp</text:p>
            </text:list-item>
            <text:list-item>
              <text:p text:style-name="P14">figure10ManageUniversitiesOption.jsp</text:p>
            </text:list-item>
            <text:list-item>
              <text:p text:style-name="P14">figure13ManageUsersOption.jsp</text:p>
            </text:list-item>
          </text:list>
        </text:list-item>
        <text:list-item>
          <text:p text:style-name="P14">JUnit Test Classes: </text:p>
          <text:list>
            <text:list-item>
              <text:p text:style-name="P14">DatabaseControllerTest</text:p>
            </text:list-item>
            <text:list-item>
              <text:p text:style-name="P14">FiveRecSchoolsControllerTest</text:p>
            </text:list-item>
            <text:list-item>
              <text:p text:style-name="P14">PersonTest</text:p>
            </text:list-item>
            <text:list-item>
              <text:p text:style-name="P14">ProjectTestSuite</text:p>
            </text:list-item>
            <text:list-item>
              <text:p text:style-name="P14">UseCasesTest</text:p>
            </text:list-item>
          </text:list>
        </text:list-item>
      </text:list>
      <text:p text:style-name="P35"/>
      <text:p text:style-name="P35">Wiley Radomski:</text:p>
      <text:list xml:id="list464040232" text:continue-numbering="true" text:style-name="WWNum7">
        <text:list-item>
          <text:p text:style-name="P14">CMC Static Web Pages:</text:p>
          <text:list>
            <text:list-item>
              <text:p text:style-name="P14">figure1Login.jsp</text:p>
            </text:list-item>
            <text:list-item>
              <text:p text:style-name="P14">figure5ViewSchool.jsp</text:p>
            </text:list-item>
            <text:list-item>
              <text:p text:style-name="P14">figure6SchoolSeachMenu.jsp</text:p>
            </text:list-item>
            <text:list-item>
              <text:p text:style-name="P14">figure7SearchResults.jsp</text:p>
            </text:list-item>
            <text:list-item>
              <text:p text:style-name="P14">figure15ViewEditUser.jsp</text:p>
            </text:list-item>
          </text:list>
        </text:list-item>
        <text:list-item>
          <text:p text:style-name="P14">JUnit Test Classes: </text:p>
          <text:list>
            <text:list-item>
              <text:p text:style-name="P14">UniversityTest</text:p>
            </text:list-item>
            <text:list-item>
              <text:p text:style-name="P14">UserControllerTest</text:p>
            </text:list-item>
            <text:list-item>
              <text:p text:style-name="P14">UserTest</text:p>
            </text:list-item>
          </text:list>
        </text:list-item>
        <text:list-item>
          <text:p text:style-name="P14">Login Flowchart</text:p>
        </text:list-item>
        <text:list-item>
          <text:p text:style-name="P14">Meeting Minu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pitch="variable" style:font-charset="x-symbol"/>
    <style:font-face style:name="Lohit Devanagari1" svg:font-family="'Lohit Devanagari'"/>
    <style:font-face style:name="OpenSymbol" svg:font-family="OpenSymbol"/>
    <style:font-face style:name="Wingdings" svg:font-family="Wingding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default-outline-level="" style:class="extra">
      <style:paragraph-properties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yZurn</meta:initial-creator>
    <dc:creator>Andrew Zurn</dc:creator>
    <meta:editing-cycles>22</meta:editing-cycles>
    <meta:creation-date>2012-04-11T20:03:00</meta:creation-date>
    <dc:date>2012-04-11T23:36:11</dc:date>
    <meta:editing-duration>PT4H20M30S</meta:editing-duration>
    <meta:generator>OpenOffice.org/3.3$Unix OpenOffice.org_project/330m20$Build-9567</meta:generator>
    <meta:document-statistic meta:table-count="0" meta:image-count="0" meta:object-count="0" meta:page-count="29" meta:paragraph-count="726" meta:word-count="7817" meta:character-count="54578"/>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